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Heading_20_1" style:master-page-name="Standard">
      <style:paragraph-properties style:page-number="54" fo:break-before="auto" fo:break-after="auto"/>
    </style:style>
    <style:style style:name="T1" style:family="text">
      <style:text-properties officeooo:rsid="00187a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Код системы</text:h>
      <text:h text:style-name="Heading_20_2" text:outline-level="2">.env.example</text:h>
      <text:p text:style-name="Preformatted_20_Text">APP_NAME=Laravel</text:p>
      <text:p text:style-name="Preformatted_20_Text">APP_ENV=local</text:p>
      <text:p text:style-name="Preformatted_20_Text">APP_KEY=</text:p>
      <text:p text:style-name="Preformatted_20_Text">APP_DEBUG=true</text:p>
      <text:p text:style-name="Preformatted_20_Text">APP_URL=http://localhost</text:p>
      <text:p text:style-name="Preformatted_20_Text"/>
      <text:p text:style-name="Preformatted_20_Text">LOG_CHANNEL=stack</text:p>
      <text:p text:style-name="Preformatted_20_Text">LOG_DEPRECATIONS_CHANNEL=null</text:p>
      <text:p text:style-name="Preformatted_20_Text">LOG_LEVEL=debug</text:p>
      <text:p text:style-name="Preformatted_20_Text"/>
      <text:p text:style-name="Preformatted_20_Text">DB_CONNECTION=mysql</text:p>
      <text:p text:style-name="Preformatted_20_Text">DB_HOST=127.0.0.1</text:p>
      <text:p text:style-name="Preformatted_20_Text">DB_PORT=3306</text:p>
      <text:p text:style-name="Preformatted_20_Text">DB_DATABASE=laravel</text:p>
      <text:p text:style-name="Preformatted_20_Text">DB_USERNAME=root</text:p>
      <text:p text:style-name="Preformatted_20_Text">DB_PASSWORD=</text:p>
      <text:p text:style-name="Preformatted_20_Text"/>
      <text:p text:style-name="Preformatted_20_Text">LDAP_HOSTS=</text:p>
      <text:p text:style-name="Preformatted_20_Text">LDAP_BASE_DN=</text:p>
      <text:p text:style-name="Preformatted_20_Text">LDAP_USERNAME=</text:p>
      <text:p text:style-name="Preformatted_20_Text">LDAP_PASSWORD=</text:p>
      <text:p text:style-name="Preformatted_20_Text">LDAP_ACCOUNT_PREFIX=</text:p>
      <text:p text:style-name="Preformatted_20_Text">LDAP_ACCOUNT_SUFFIX=</text:p>
      <text:p text:style-name="Preformatted_20_Text"/>
      <text:p text:style-name="Preformatted_20_Text">BROADCAST_DRIVER=log</text:p>
      <text:p text:style-name="Preformatted_20_Text">CACHE_DRIVER=file</text:p>
      <text:p text:style-name="Preformatted_20_Text">FILESYSTEM_DISK=local</text:p>
      <text:p text:style-name="Preformatted_20_Text"><text:soft-page-break/>QUEUE_CONNECTION=sync</text:p>
      <text:p text:style-name="Preformatted_20_Text">SESSION_DRIVER=file</text:p>
      <text:p text:style-name="Preformatted_20_Text">SESSION_LIFETIME=120</text:p>
      <text:p text:style-name="Preformatted_20_Text"/>
      <text:p text:style-name="Preformatted_20_Text">MEMCACHED_HOST=127.0.0.1</text:p>
      <text:p text:style-name="Preformatted_20_Text"/>
      <text:p text:style-name="Preformatted_20_Text">REDIS_HOST=127.0.0.1</text:p>
      <text:p text:style-name="Preformatted_20_Text">REDIS_PASSWORD=null</text:p>
      <text:p text:style-name="Preformatted_20_Text">REDIS_PORT=6379</text:p>
      <text:p text:style-name="Preformatted_20_Text"/>
      <text:p text:style-name="Preformatted_20_Text">MAIL_MAILER=smtp</text:p>
      <text:p text:style-name="Preformatted_20_Text">MAIL_HOST=mailhog</text:p>
      <text:p text:style-name="Preformatted_20_Text">MAIL_PORT=1025</text:p>
      <text:p text:style-name="Preformatted_20_Text">MAIL_USERNAME=null</text:p>
      <text:p text:style-name="Preformatted_20_Text">MAIL_PASSWORD=null</text:p>
      <text:p text:style-name="Preformatted_20_Text">MAIL_ENCRYPTION=null</text:p>
      <text:p text:style-name="Preformatted_20_Text">MAIL_FROM_ADDRESS="hello@example.com"</text:p>
      <text:p text:style-name="Preformatted_20_Text">MAIL_FROM_NAME="${APP_NAME}"</text:p>
      <text:p text:style-name="Preformatted_20_Text"/>
      <text:p text:style-name="Preformatted_20_Text">AWS_ACCESS_KEY_ID=</text:p>
      <text:p text:style-name="Preformatted_20_Text">AWS_SECRET_ACCESS_KEY=</text:p>
      <text:p text:style-name="Preformatted_20_Text">AWS_DEFAULT_REGION=us-east-1</text:p>
      <text:p text:style-name="Preformatted_20_Text">AWS_BUCKET=</text:p>
      <text:p text:style-name="Preformatted_20_Text">AWS_USE_PATH_STYLE_ENDPOINT=false</text:p>
      <text:p text:style-name="Preformatted_20_Text"/>
      <text:p text:style-name="Preformatted_20_Text">PUSHER_APP_ID=</text:p>
      <text:p text:style-name="Preformatted_20_Text">PUSHER_APP_KEY=</text:p>
      <text:p text:style-name="Preformatted_20_Text">PUSHER_APP_SECRET=</text:p>
      <text:p text:style-name="Preformatted_20_Text">PUSHER_APP_CLUSTER=mt1</text:p>
      <text:p text:style-name="Preformatted_20_Text"/>
      <text:p text:style-name="Preformatted_20_Text">MIX_PUSHER_APP_KEY="${PUSHER_APP_KEY}"</text:p>
      <text:p text:style-name="Preformatted_20_Text"><text:soft-page-break/>MIX_PUSHER_APP_CLUSTER="${PUSHER_APP_CLUSTER}"</text:p>
      <text:h text:style-name="Heading_20_4" text:outline-level="4">app/Console/Commands/AddAPIUser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/>
      <text:p text:style-name="Preformatted_20_Text">use Illuminate\Support\Facades\Hash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 extends Command</text:p>
      <text:p text:style-name="Preformatted_20_Text"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 {nick} {password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new user for API access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User $user)</text:p>
      <text:p text:style-name="Preformatted_20_Text"><text:s text:c="4"/>{</text:p>
      <text:p text:style-name="Preformatted_20_Text"><text:s text:c="8"/>//$user = new \App\User();</text:p>
      <text:p text:style-name="Preformatted_20_Text"><text:s text:c="8"/>$user-&gt;nick <text:s text:c="4"/>= $this-&gt;argument('nick');</text:p>
      <text:p text:style-name="Preformatted_20_Text"><text:s text:c="8"/>$user-&gt;password = Hash::make($this-&gt;argument('password'));</text:p>
      <text:p text:style-name="Preformatted_20_Text"/>
      <text:p text:style-name="Preformatted_20_Text"><text:s text:c="8"/>$user-&gt;save();</text:p>
      <text:p text:style-name="Preformatted_20_Text"><text:s text:c="4"/>}</text:p>
      <text:p text:style-name="Preformatted_20_Text">}</text:p>
      <text:h text:style-name="Heading_20_4" text:outline-level="4">app/Console/Commands/AddAPIUserToken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Token extends Command</text:p>
      <text:p text:style-name="Preformatted_20_Text">{</text:p>
      <text:p text:style-name="Preformatted_20_Text"><text:s text:c="4"/>/**</text:p>
      <text:p text:style-name="Preformatted_20_Text"><text:soft-page-break/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_token {nick} {token_name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API token for user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)</text:p>
      <text:p text:style-name="Preformatted_20_Text"><text:s text:c="4"/>{</text:p>
      <text:p text:style-name="Preformatted_20_Text"><text:s text:c="8"/>$user = User::where('nick', $this-&gt;argument('nick'))-&gt;first();</text:p>
      <text:p text:style-name="Preformatted_20_Text"><text:soft-page-break/><text:s text:c="8"/>$newToken = $user-&gt;createToken($this-&gt;argument('token_name'));</text:p>
      <text:p text:style-name="Preformatted_20_Text"><text:s text:c="8"/>print $newToken-&gt;plainTextToken . PHP_EOL;</text:p>
      <text:p text:style-name="Preformatted_20_Text"><text:s text:c="8"/>return 0;</text:p>
      <text:p text:style-name="Preformatted_20_Text"><text:s text:c="4"/>}</text:p>
      <text:p text:style-name="Preformatted_20_Text">}</text:p>
      <text:h text:style-name="Heading_20_4" text:outline-level="4">app/Exceptions/Handler.php</text:h>
      <text:p text:style-name="Preformatted_20_Text">&lt;?php</text:p>
      <text:p text:style-name="Preformatted_20_Text"/>
      <text:p text:style-name="Preformatted_20_Text">namespace App\Exceptions;</text:p>
      <text:p text:style-name="Preformatted_20_Text"/>
      <text:p text:style-name="Preformatted_20_Text">use Illuminate\Foundation\Exceptions\Handler as ExceptionHandler;</text:p>
      <text:p text:style-name="Preformatted_20_Text">use Throwable;</text:p>
      <text:p text:style-name="Preformatted_20_Text"/>
      <text:p text:style-name="Preformatted_20_Text">class Handler extends ExceptionHandler</text:p>
      <text:p text:style-name="Preformatted_20_Text">{</text:p>
      <text:p text:style-name="Preformatted_20_Text"><text:s text:c="4"/>/**</text:p>
      <text:p text:style-name="Preformatted_20_Text"><text:s text:c="5"/>* A list of the exception types that are not reported.</text:p>
      <text:p text:style-name="Preformatted_20_Text"><text:s text:c="5"/>*</text:p>
      <text:p text:style-name="Preformatted_20_Text"><text:s text:c="5"/>* @var array&lt;int, class-string&lt;Throwable&gt;&gt;</text:p>
      <text:p text:style-name="Preformatted_20_Text"><text:s text:c="5"/>*/</text:p>
      <text:p text:style-name="Preformatted_20_Text"><text:s text:c="4"/>protected $dontReport = [</text:p>
      <text:p text:style-name="Preformatted_20_Text"><text:s text:c="8"/>//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A list of the inputs that are never flashed for validation exceptions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dontFlash = [</text:p>
      <text:p text:style-name="Preformatted_20_Text"><text:soft-page-break/><text:s text:c="8"/>'current_password',</text:p>
      <text:p text:style-name="Preformatted_20_Text"><text:s text:c="8"/>'password',</text:p>
      <text:p text:style-name="Preformatted_20_Text"><text:s text:c="8"/>'password_confirmatio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Register the exception handling callbacks for the appl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egister()</text:p>
      <text:p text:style-name="Preformatted_20_Text"><text:s text:c="4"/>{</text:p>
      <text:p text:style-name="Preformatted_20_Text"><text:s text:c="8"/>$this-&gt;reportable(function (Throwable $e) {</text:p>
      <text:p text:style-name="Preformatted_20_Text"><text:s text:c="12"/>//</text:p>
      <text:p text:style-name="Preformatted_20_Text"><text:s text:c="8"/>});</text:p>
      <text:p text:style-name="Preformatted_20_Text"><text:s text:c="4"/>}</text:p>
      <text:p text:style-name="Preformatted_20_Text">}</text:p>
      <text:h text:style-name="Heading_20_4" text:outline-level="4">app/Http/Actions/ReportHours/ActionShowReportHours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ShortReportHoursCollection;</text:p>
      <text:p text:style-name="Preformatted_20_Text">use App\Models\ReportHours;</text:p>
      <text:p text:style-name="Preformatted_20_Text"/>
      <text:p text:style-name="Preformatted_20_Text">class ActionShowReportHours</text:p>
      <text:p text:style-name="Preformatted_20_Text">{</text:p>
      <text:p text:style-name="Preformatted_20_Text"><text:s text:c="4"/>/**</text:p>
      <text:p text:style-name="Preformatted_20_Text"><text:s text:c="5"/>* Show report</text:p>
      <text:p text:style-name="Preformatted_20_Text"><text:soft-page-break/><text:s text:c="5"/>*</text:p>
      <text:p text:style-name="Preformatted_20_Text"><text:s text:c="5"/>* Getting a short report on hours from employees for a certain period</text:p>
      <text:p text:style-name="Preformatted_20_Text"><text:s text:c="5"/>* of days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ShortReportHoursCollection($report-&gt;reportShort());</text:p>
      <text:p text:style-name="Preformatted_20_Text"><text:s text:c="4"/>}</text:p>
      <text:p text:style-name="Preformatted_20_Text">}</text:p>
      <text:h text:style-name="Heading_20_4" text:outline-level="4">app/Http/Actions/ReportHours/ActionShowReportHoursByProject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ReportHoursWithProjectCollection;</text:p>
      <text:p text:style-name="Preformatted_20_Text">use App\Models\ReportHours;</text:p>
      <text:p text:style-name="Preformatted_20_Text"/>
      <text:p text:style-name="Preformatted_20_Text">class ActionShowReportHoursByProject</text:p>
      <text:p text:style-name="Preformatted_20_Text">{</text:p>
      <text:p text:style-name="Preformatted_20_Text"><text:s text:c="4"/>/**</text:p>
      <text:p text:style-name="Preformatted_20_Text"><text:s text:c="5"/>* Report hours by project</text:p>
      <text:p text:style-name="Preformatted_20_Text"><text:s text:c="5"/>*</text:p>
      <text:p text:style-name="Preformatted_20_Text"><text:s text:c="5"/>* Getting a report on hours from employees ordered by project</text:p>
      <text:p text:style-name="Preformatted_20_Text"><text:s text:c="5"/>* for a certain period of days.</text:p>
      <text:p text:style-name="Preformatted_20_Text"><text:soft-page-break/><text:s text:c="5"/>*</text:p>
      <text:p text:style-name="Preformatted_20_Text"><text:s text:c="5"/>* If several employees worked on one project, then several records</text:p>
      <text:p text:style-name="Preformatted_20_Text"><text:s text:c="5"/>* are created in the `reports` array with the same value of the fields</text:p>
      <text:p text:style-name="Preformatted_20_Text"><text:s text:c="5"/>* related to the project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ReportHoursWithProjectCollection($report-&gt;reportByProject());</text:p>
      <text:p text:style-name="Preformatted_20_Text"><text:s text:c="4"/>}</text:p>
      <text:p text:style-name="Preformatted_20_Text">}</text:p>
      <text:h text:style-name="Heading_20_4" text:outline-level="4">app/Http/Actions/Sсhedule/ActionScheduleOfficial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GetterVacationOfficial;</text:p>
      <text:p text:style-name="Preformatted_20_Text">use App\Operations\Schedule\RangeDate;</text:p>
      <text:p text:style-name="Preformatted_20_Text"/>
      <text:p text:style-name="Preformatted_20_Text">class ActionScheduleOfficial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oft-page-break/><text:s text:c="12"/>$request-&gt;validated('end_date')</text:p>
      <text:p text:style-name="Preformatted_20_Text"><text:s text:c="8"/>);</text:p>
      <text:p text:style-name="Preformatted_20_Text"><text:s text:c="8"/>$getter = new GetterVacationOfficial($range);</text:p>
      <text:p text:style-name="Preformatted_20_Text"><text:s text:c="8"/>$schedule = $getter-&gt;schedule;</text:p>
      <text:p text:style-name="Preformatted_20_Text"><text:s text:c="8"/>return OfficialDayResource::collection($schedule-&gt;getDays());</text:p>
      <text:p text:style-name="Preformatted_20_Text"><text:s text:c="4"/>}</text:p>
      <text:p text:style-name="Preformatted_20_Text">}</text:p>
      <text:h text:style-name="Heading_20_4" text:outline-level="4">app/Http/Actions/Sсhedule/ActionWorkersSchedule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RangeDate;</text:p>
      <text:p text:style-name="Preformatted_20_Text">use App\Operations\Schedule\GetterWorkerVacation;</text:p>
      <text:p text:style-name="Preformatted_20_Text"/>
      <text:p text:style-name="Preformatted_20_Text">class ActionWorkersSchedule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WorkerVacation($range);</text:p>
      <text:p text:style-name="Preformatted_20_Text"><text:s text:c="8"/>return $getter-&gt;getScheduleWithWorkersHours();</text:p>
      <text:p text:style-name="Preformatted_20_Text"><text:s text:c="4"/>}</text:p>
      <text:p text:style-name="Preformatted_20_Text">}</text:p>
      <text:h text:style-name="Heading_20_4" text:outline-level="4">app/Http/Actions/Sсhedule/OfficialDayResource.php</text:h>
      <text:p text:style-name="Preformatted_20_Text">&lt;?php</text:p>
      <text:p text:style-name="Preformatted_20_Text"><text:soft-page-break/></text:p>
      <text:p text:style-name="Preformatted_20_Text">namespace App\Http\Actions\Sсhedule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OfficialDay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status' =&gt; $this-&gt;resource-&gt;getStatus(),</text:p>
      <text:p text:style-name="Preformatted_20_Text"><text:s text:c="12"/>'info' =&gt; $this-&gt;resource-&gt;getInfo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Create/ActionCreateToken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sources\NewTokenResource;</text:p>
      <text:p text:style-name="Preformatted_20_Text"/>
      <text:p text:style-name="Preformatted_20_Text">class ActionCreateToken</text:p>
      <text:p text:style-name="Preformatted_20_Text"><text:soft-page-break/>{</text:p>
      <text:p text:style-name="Preformatted_20_Text"><text:s text:c="4"/>/**</text:p>
      <text:p text:style-name="Preformatted_20_Text"><text:s text:c="5"/>* Token generation</text:p>
      <text:p text:style-name="Preformatted_20_Text"><text:s text:c="5"/>*</text:p>
      <text:p text:style-name="Preformatted_20_Text"><text:s text:c="5"/>* @group Tokens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CreateRequest $request)</text:p>
      <text:p text:style-name="Preformatted_20_Text"><text:s text:c="4"/>{</text:p>
      <text:p text:style-name="Preformatted_20_Text"><text:s text:c="8"/>$newToken = $request-&gt;user()-&gt;createToken($request-&gt;name);</text:p>
      <text:p text:style-name="Preformatted_20_Text"><text:s text:c="8"/>return (new NewTokenResource($newToken))-&gt;code(201);</text:p>
      <text:p text:style-name="Preformatted_20_Text"><text:s text:c="4"/>}</text:p>
      <text:p text:style-name="Preformatted_20_Text">}</text:p>
      <text:h text:style-name="Heading_20_4" text:outline-level="4">app/Http/Actions/Token/Create/CreateRequest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Cre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oft-page-break/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required',</text:p>
      <text:p text:style-name="Preformatted_20_Text"><text:s text:c="16"/>'unique:Laravel\Sanctum\PersonalAccessToken,nam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Delete/ActionDeleteOneToken.php</text:h>
      <text:p text:style-name="Preformatted_20_Text">&lt;?php</text:p>
      <text:p text:style-name="Preformatted_20_Text"/>
      <text:p text:style-name="Preformatted_20_Text">namespace App\Http\Actions\Token\Delete;</text:p>
      <text:p text:style-name="Preformatted_20_Text"/>
      <text:p text:style-name="Preformatted_20_Text">use Illuminate\Http\Request;</text:p>
      <text:p text:style-name="Preformatted_20_Text"/>
      <text:p text:style-name="Preformatted_20_Text">class ActionDeleteOneToken</text:p>
      <text:p text:style-name="Preformatted_20_Text"><text:soft-page-break/>{</text:p>
      <text:p text:style-name="Preformatted_20_Text"><text:s text:c="4"/>/**</text:p>
      <text:p text:style-name="Preformatted_20_Text"><text:s text:c="5"/>* Deleting a token</text:p>
      <text:p text:style-name="Preformatted_20_Text"><text:s text:c="5"/>*</text:p>
      <text:p text:style-name="Preformatted_20_Text"><text:s text:c="5"/>* Removing an authorized user token by token n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204</text:p>
      <text:p text:style-name="Preformatted_20_Text"><text:s text:c="5"/>*/</text:p>
      <text:p text:style-name="Preformatted_20_Text"><text:s text:c="4"/>function __invoke(Request $request, string $tokenName)</text:p>
      <text:p text:style-name="Preformatted_20_Text"><text:s text:c="4"/>{</text:p>
      <text:p text:style-name="Preformatted_20_Text"><text:s text:c="8"/>$request-&gt;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</text:p>
      <text:p text:style-name="Preformatted_20_Text"><text:s text:c="12"/>-&gt;delete();</text:p>
      <text:p text:style-name="Preformatted_20_Text"><text:s text:c="8"/>return response('', 204);</text:p>
      <text:p text:style-name="Preformatted_20_Text"><text:s text:c="4"/>}</text:p>
      <text:p text:style-name="Preformatted_20_Text">}</text:p>
      <text:h text:style-name="Heading_20_4" text:outline-level="4">app/Http/Actions/Token/Read/ActionReadAllTokens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TokenCollection;</text:p>
      <text:p text:style-name="Preformatted_20_Text">use Illuminate\Support\Facades\Auth;</text:p>
      <text:p text:style-name="Preformatted_20_Text">use Illuminate\Support\Facades\Request;</text:p>
      <text:p text:style-name="Preformatted_20_Text"/>
      <text:p text:style-name="Preformatted_20_Text"><text:soft-page-break/>class ActionReadAllTokens</text:p>
      <text:p text:style-name="Preformatted_20_Text">{</text:p>
      <text:p text:style-name="Preformatted_20_Text"><text:s text:c="4"/>/**</text:p>
      <text:p text:style-name="Preformatted_20_Text"><text:s text:c="5"/>* Read all authorized user tokens</text:p>
      <text:p text:style-name="Preformatted_20_Text"><text:s text:c="5"/>*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Request $request)</text:p>
      <text:p text:style-name="Preformatted_20_Text"><text:s text:c="4"/>{</text:p>
      <text:p text:style-name="Preformatted_20_Text"><text:s text:c="8"/>return new TokenCollection(Auth::user()-&gt;tokens);</text:p>
      <text:p text:style-name="Preformatted_20_Text"><text:s text:c="4"/>}</text:p>
      <text:p text:style-name="Preformatted_20_Text">}</text:p>
      <text:h text:style-name="Heading_20_4" text:outline-level="4">app/Http/Actions/Token/Read/ActionReadOneToken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ReadOneToken</text:p>
      <text:p text:style-name="Preformatted_20_Text">{</text:p>
      <text:p text:style-name="Preformatted_20_Text"><text:s text:c="4"/>/**</text:p>
      <text:p text:style-name="Preformatted_20_Text"><text:s text:c="5"/>* Read an authorized user tokens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string $tokenName)</text:p>
      <text:p text:style-name="Preformatted_20_Text"><text:soft-page-break/><text:s text:c="4"/>{</text:p>
      <text:p text:style-name="Preformatted_20_Text"><text:s text:c="8"/>return new UserTokenResource(</text:p>
      <text:p text:style-name="Preformatted_20_Text"><text:s text:c="12"/>Auth::user()</text:p>
      <text:p text:style-name="Preformatted_20_Text"><text:s text:c="16"/>-&gt;tokens()</text:p>
      <text:p text:style-name="Preformatted_20_Text"><text:s text:c="16"/>-&gt;where('name', $tokenName)</text:p>
      <text:p text:style-name="Preformatted_20_Text"><text:s text:c="16"/>-&gt;firstOrFail(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app/Http/Actions/Token/Resources/TokenCollection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Token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tokens' =&gt; UserTokenResource::collection($this-&gt;collection),</text:p>
      <text:p text:style-name="Preformatted_20_Text"><text:s text:c="8"/>];</text:p>
      <text:p text:style-name="Preformatted_20_Text"><text:soft-page-break/><text:s text:c="4"/>}</text:p>
      <text:p text:style-name="Preformatted_20_Text">}</text:p>
      <text:h text:style-name="Heading_20_4" text:outline-level="4">app/Http/Actions/Token/Resources/UserTokenResource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UserToken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name,</text:p>
      <text:p text:style-name="Preformatted_20_Text"><text:s text:c="12"/>'abilities' =&gt; $this-&gt;abilities,</text:p>
      <text:p text:style-name="Preformatted_20_Text"><text:s text:c="12"/>'last_used_at' =&gt; $this-&gt;last_used_at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Update/ActionUpdateOneToken.php</text:h>
      <text:p text:style-name="Preformatted_20_Text">&lt;?php</text:p>
      <text:p text:style-name="Preformatted_20_Text"><text:soft-page-break/></text:p>
      <text:p text:style-name="Preformatted_20_Text">namespace App\Http\Actions\Token\Update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UpdateOneToken</text:p>
      <text:p text:style-name="Preformatted_20_Text">{</text:p>
      <text:p text:style-name="Preformatted_20_Text"><text:s text:c="4"/>/**</text:p>
      <text:p text:style-name="Preformatted_20_Text"><text:s text:c="5"/>* Edit token</text:p>
      <text:p text:style-name="Preformatted_20_Text"><text:s text:c="5"/>*</text:p>
      <text:p text:style-name="Preformatted_20_Text"><text:s text:c="5"/>* Edit token name and rights.</text:p>
      <text:p text:style-name="Preformatted_20_Text"><text:s text:c="5"/>* Rights will be used only those that are available to the user of the</text:p>
      <text:p text:style-name="Preformatted_20_Text"><text:s text:c="5"/>* token.</text:p>
      <text:p text:style-name="Preformatted_20_Text"><text:s text:c="5"/>*</text:p>
      <text:p text:style-name="Preformatted_20_Text"><text:s text:c="5"/>* Token key stays the s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abilities": [</text:p>
      <text:p text:style-name="Preformatted_20_Text"><text:s text:c="5"/>* <text:s text:c="11"/>"report:getShort",</text:p>
      <text:p text:style-name="Preformatted_20_Text"><text:s text:c="5"/>* <text:s text:c="10"/>"report:getByProject"</text:p>
      <text:p text:style-name="Preformatted_20_Text"><text:s text:c="5"/>* <text:s text:c="7"/>],</text:p>
      <text:p text:style-name="Preformatted_20_Text"><text:s text:c="5"/>* <text:s text:c="7"/>"last_used_at": null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oft-page-break/><text:s text:c="4"/>function __invoke(UpdateRequest $request, string $tokenName)</text:p>
      <text:p text:style-name="Preformatted_20_Text"><text:s text:c="4"/>{</text:p>
      <text:p text:style-name="Preformatted_20_Text"><text:s text:c="8"/>$token = Auth::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;</text:p>
      <text:p text:style-name="Preformatted_20_Text"><text:s text:c="8"/>if ($request-&gt;name)</text:p>
      <text:p text:style-name="Preformatted_20_Text"><text:s text:c="8"/>{</text:p>
      <text:p text:style-name="Preformatted_20_Text"><text:s text:c="12"/>$token-&gt;name = $request-&gt;name;</text:p>
      <text:p text:style-name="Preformatted_20_Text"><text:s text:c="8"/>}</text:p>
      <text:p text:style-name="Preformatted_20_Text"><text:s text:c="8"/>if ($request-&gt;abilities)</text:p>
      <text:p text:style-name="Preformatted_20_Text"><text:s text:c="8"/>{</text:p>
      <text:p text:style-name="Preformatted_20_Text"><text:s text:c="12"/>$token-&gt;abilities = $request-&gt;abilities;</text:p>
      <text:p text:style-name="Preformatted_20_Text"><text:s text:c="8"/>}</text:p>
      <text:p text:style-name="Preformatted_20_Text"><text:s text:c="8"/>$token-&gt;save();</text:p>
      <text:p text:style-name="Preformatted_20_Text"><text:s text:c="8"/>return new UserTokenResource($token);</text:p>
      <text:p text:style-name="Preformatted_20_Text"><text:s text:c="4"/>}</text:p>
      <text:p text:style-name="Preformatted_20_Text">}</text:p>
      <text:h text:style-name="Heading_20_4" text:outline-level="4">app/Http/Actions/Token/Update/UpdateRequest.php</text:h>
      <text:p text:style-name="Preformatted_20_Text">&lt;?php</text:p>
      <text:p text:style-name="Preformatted_20_Text"/>
      <text:p text:style-name="Preformatted_20_Text">namespace App\Http\Actions\Token\Upd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Up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oft-page-break/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'unique:Laravel\Sanctum\PersonalAccessToken,name'],</text:p>
      <text:p text:style-name="Preformatted_20_Text"><text:s text:c="12"/>'abilities' =&gt; ['array'],</text:p>
      <text:p text:style-name="Preformatted_20_Text"><text:s text:c="12"/>'abilities.*' =&gt; ['string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12"/>'abilities' =&gt; [</text:p>
      <text:p text:style-name="Preformatted_20_Text"><text:s text:c="16"/>'description' =&gt; 'Token rules',</text:p>
      <text:p text:style-name="Preformatted_20_Text"><text:s text:c="16"/>'example' =&gt; ['*']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User/ActionLogin.php</text:h>
      <text:p text:style-name="Preformatted_20_Text">&lt;?php</text:p>
      <text:p text:style-name="Preformatted_20_Text"/>
      <text:p text:style-name="Preformatted_20_Text">namespace App\Http\Actions\User;</text:p>
      <text:p text:style-name="Preformatted_20_Text"/>
      <text:p text:style-name="Preformatted_20_Text"><text:soft-page-break/>use App\Http\Requests\LoginRequest;</text:p>
      <text:p text:style-name="Preformatted_20_Text">use App\Http\Resources\NewTokenResource;</text:p>
      <text:p text:style-name="Preformatted_20_Text">use Illuminate\Support\Facades\Auth;</text:p>
      <text:p text:style-name="Preformatted_20_Text"/>
      <text:p text:style-name="Preformatted_20_Text">class ActionLogin</text:p>
      <text:p text:style-name="Preformatted_20_Text">{</text:p>
      <text:p text:style-name="Preformatted_20_Text"><text:s text:c="4"/>/**</text:p>
      <text:p text:style-name="Preformatted_20_Text"><text:s text:c="5"/>* Authentication</text:p>
      <text:p text:style-name="Preformatted_20_Text"><text:s text:c="5"/>*</text:p>
      <text:p text:style-name="Preformatted_20_Text"><text:s text:c="5"/>* User authentication.</text:p>
      <text:p text:style-name="Preformatted_20_Text"><text:s text:c="5"/>* A token is issued for the user's nick and password for further</text:p>
      <text:p text:style-name="Preformatted_20_Text"><text:s text:c="5"/>* interaction with the api.</text:p>
      <text:p text:style-name="Preformatted_20_Text"><text:s text:c="5"/>*</text:p>
      <text:p text:style-name="Preformatted_20_Text"><text:s text:c="5"/>* The token is created under the name "login" and is available like other</text:p>
      <text:p text:style-name="Preformatted_20_Text"><text:s text:c="5"/>* tokens.</text:p>
      <text:p text:style-name="Preformatted_20_Text"><text:s text:c="5"/>*</text:p>
      <text:p text:style-name="Preformatted_20_Text"><text:s text:c="5"/>* If a "login" token previously existed, it is removed and a new user token</text:p>
      <text:p text:style-name="Preformatted_20_Text"><text:s text:c="5"/>* is generated.</text:p>
      <text:p text:style-name="Preformatted_20_Text"><text:s text:c="5"/>*</text:p>
      <text:p text:style-name="Preformatted_20_Text"><text:s text:c="5"/>* @group Users</text:p>
      <text:p text:style-name="Preformatted_20_Text"><text:s text:c="5"/>* @unauthenticated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login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LoginRequest $request)</text:p>
      <text:p text:style-name="Preformatted_20_Text"><text:s text:c="4"/>{</text:p>
      <text:p text:style-name="Preformatted_20_Text"><text:soft-page-break/><text:s text:c="8"/>if(!Auth::attempt($request-&gt;validated()))</text:p>
      <text:p text:style-name="Preformatted_20_Text"><text:s text:c="8"/>{</text:p>
      <text:p text:style-name="Preformatted_20_Text"><text:s text:c="12"/>return response('Unauthorized', 401);</text:p>
      <text:p text:style-name="Preformatted_20_Text"><text:s text:c="8"/>}</text:p>
      <text:p text:style-name="Preformatted_20_Text"><text:s text:c="8"/>$request-&gt;user()-&gt;tokens()-&gt;where('name', 'login')-&gt;delete();</text:p>
      <text:p text:style-name="Preformatted_20_Text"><text:s text:c="8"/>$newToken = $request-&gt;user()-&gt;createToken('login');</text:p>
      <text:p text:style-name="Preformatted_20_Text"><text:s text:c="8"/>return (new NewTokenResource($newToken));</text:p>
      <text:p text:style-name="Preformatted_20_Text"><text:s text:c="4"/>}</text:p>
      <text:p text:style-name="Preformatted_20_Text">}</text:p>
      <text:h text:style-name="Heading_20_4" text:outline-level="4">app/Http/Middleware/Authenticate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Illuminate\Auth\Middleware\Authenticate as Middleware;</text:p>
      <text:p text:style-name="Preformatted_20_Text"/>
      <text:p text:style-name="Preformatted_20_Text">class Authenticate extends Middleware</text:p>
      <text:p text:style-name="Preformatted_20_Text">{</text:p>
      <text:p text:style-name="Preformatted_20_Text"><text:s text:c="4"/>/**</text:p>
      <text:p text:style-name="Preformatted_20_Text"><text:s text:c="5"/>* Get the path the user should be redirected to when they are not authenticated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string|null</text:p>
      <text:p text:style-name="Preformatted_20_Text"><text:s text:c="5"/>*/</text:p>
      <text:p text:style-name="Preformatted_20_Text"><text:s text:c="4"/>protected function redirectTo($request)</text:p>
      <text:p text:style-name="Preformatted_20_Text"><text:s text:c="4"/>{</text:p>
      <text:p text:style-name="Preformatted_20_Text"><text:s text:c="8"/>if (! $request-&gt;expectsJson()) {</text:p>
      <text:p text:style-name="Preformatted_20_Text"><text:s text:c="12"/>return route('login');</text:p>
      <text:p text:style-name="Preformatted_20_Text"><text:s text:c="8"/>}</text:p>
      <text:p text:style-name="Preformatted_20_Text"><text:soft-page-break/><text:s text:c="4"/>}</text:p>
      <text:p text:style-name="Preformatted_20_Text">}</text:p>
      <text:h text:style-name="Heading_20_4" text:outline-level="4">app/Http/Middleware/XAuthKeyHeader2Bearer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Closure;</text:p>
      <text:p text:style-name="Preformatted_20_Text">use Illuminate\Http\Request;</text:p>
      <text:p text:style-name="Preformatted_20_Text"/>
      <text:p text:style-name="Preformatted_20_Text">class XAuthKeyHeader2Bearer</text:p>
      <text:p text:style-name="Preformatted_20_Text">{</text:p>
      <text:p text:style-name="Preformatted_20_Text"><text:s text:c="4"/>/**</text:p>
      <text:p text:style-name="Preformatted_20_Text"><text:s text:c="5"/>* Handle an incoming request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param <text:s/>\Closure(\Illuminate\Http\Request): (\Illuminate\Http\Response|\Illuminate\Http\RedirectResponse) <text:s/>$next</text:p>
      <text:p text:style-name="Preformatted_20_Text"><text:s text:c="5"/>* @return \Illuminate\Http\Response|\Illuminate\Http\RedirectResponse</text:p>
      <text:p text:style-name="Preformatted_20_Text"><text:s text:c="5"/>*/</text:p>
      <text:p text:style-name="Preformatted_20_Text"><text:s text:c="4"/>public function handle(Request $request, Closure $next)</text:p>
      <text:p text:style-name="Preformatted_20_Text"><text:s text:c="4"/>{</text:p>
      <text:p text:style-name="Preformatted_20_Text"><text:s text:c="8"/>if($request-&gt;hasHeader('X-Auth-Key'))</text:p>
      <text:p text:style-name="Preformatted_20_Text"><text:s text:c="8"/>{</text:p>
      <text:p text:style-name="Preformatted_20_Text"><text:s text:c="12"/>$request-&gt;headers-&gt;add([</text:p>
      <text:p text:style-name="Preformatted_20_Text"><text:s text:c="16"/>'Authorization' =&gt; 'Bearer ' . $request-&gt;header('X-Auth-Key')</text:p>
      <text:p text:style-name="Preformatted_20_Text"><text:s text:c="12"/>]);</text:p>
      <text:p text:style-name="Preformatted_20_Text"><text:s text:c="8"/>}</text:p>
      <text:p text:style-name="Preformatted_20_Text"><text:s text:c="8"/>return $next($request);</text:p>
      <text:p text:style-name="Preformatted_20_Text"><text:s text:c="4"/>}</text:p>
      <text:p text:style-name="Preformatted_20_Text"><text:soft-page-break/>}</text:p>
      <text:h text:style-name="Heading_20_4" text:outline-level="4">app/Http/Requests/Base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use Illuminate\Foundation\Http\FormRequest;</text:p>
      <text:p text:style-name="Preformatted_20_Text"/>
      <text:p text:style-name="Preformatted_20_Text">abstract class BaseRequest extends FormRequest</text:p>
      <text:p text:style-name="Preformatted_20_Text">{</text:p>
      <text:p text:style-name="Preformatted_20_Text"><text:s text:c="4"/>/**</text:p>
      <text:p text:style-name="Preformatted_20_Text"><text:s text:c="5"/>* Авторизовать пользователя следует при помощи UserPolicy и middleware</text:p>
      <text:p text:style-name="Preformatted_20_Text"><text:s text:c="5"/>*</text:p>
      <text:p text:style-name="Preformatted_20_Text"><text:s text:c="5"/>* @return bool</text:p>
      <text:p text:style-name="Preformatted_20_Text"><text:s text:c="5"/>*/</text:p>
      <text:p text:style-name="Preformatted_20_Text"><text:s text:c="4"/>public function authorize()</text:p>
      <text:p text:style-name="Preformatted_20_Text"><text:s text:c="4"/>{</text:p>
      <text:p text:style-name="Preformatted_20_Text"><text:s text:c="8"/>return true;</text:p>
      <text:p text:style-name="Preformatted_20_Text"><text:s text:c="4"/>}</text:p>
      <text:p text:style-name="Preformatted_20_Text">}</text:p>
      <text:h text:style-name="Heading_20_4" text:outline-level="4">app/Http/Requests/Login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class LoginRequest extends BaseRequest</text:p>
      <text:p text:style-name="Preformatted_20_Text">{</text:p>
      <text:p text:style-name="Preformatted_20_Text"><text:s text:c="4"/>/**</text:p>
      <text:p text:style-name="Preformatted_20_Text"><text:soft-page-break/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ick' =&gt; ['required'],</text:p>
      <text:p text:style-name="Preformatted_20_Text"><text:s text:c="12"/>'password' =&gt; ['required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ick' =&gt; [</text:p>
      <text:p text:style-name="Preformatted_20_Text"><text:s text:c="16"/>'description' =&gt; 'User nick',</text:p>
      <text:p text:style-name="Preformatted_20_Text"><text:s text:c="16"/>'example' =&gt; 'testuser',</text:p>
      <text:p text:style-name="Preformatted_20_Text"><text:s text:c="12"/>],</text:p>
      <text:p text:style-name="Preformatted_20_Text"><text:s text:c="12"/>'password' =&gt; [</text:p>
      <text:p text:style-name="Preformatted_20_Text"><text:s text:c="16"/>'description' =&gt; 'User password',</text:p>
      <text:p text:style-name="Preformatted_20_Text"><text:s text:c="16"/>'example' =&gt; 'password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quests/ReportHours/GetByStartEndDateRequest.php</text:h>
      <text:p text:style-name="Preformatted_20_Text">&lt;?php</text:p>
      <text:p text:style-name="Preformatted_20_Text"/>
      <text:p text:style-name="Preformatted_20_Text">namespace App\Http\Requests\ReportHours;</text:p>
      <text:p text:style-name="Preformatted_20_Text"><text:soft-page-break/></text:p>
      <text:p text:style-name="Preformatted_20_Text">use App\Http\Requests\BaseRequest;</text:p>
      <text:p text:style-name="Preformatted_20_Text"/>
      <text:p text:style-name="Preformatted_20_Text">class GetByStartEnd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'date', 'nullable'],</text:p>
      <text:p text:style-name="Preformatted_20_Text"><text:s text:c="12"/>'end_date' =&gt; ['date', 'nullable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</text:p>
      <text:p text:style-name="Preformatted_20_Text"><text:s text:c="16"/>'description' =&gt; 'Start date of the reporting period. Inclusive.',</text:p>
      <text:p text:style-name="Preformatted_20_Text"><text:s text:c="16"/>'example' =&gt; '2001-10-08',</text:p>
      <text:p text:style-name="Preformatted_20_Text"><text:s text:c="12"/>],</text:p>
      <text:p text:style-name="Preformatted_20_Text"><text:s text:c="12"/>'end_date' =&gt; [</text:p>
      <text:p text:style-name="Preformatted_20_Text"><text:s text:c="16"/>'description' =&gt; 'End date of the reporting period. Inclusive.',</text:p>
      <text:p text:style-name="Preformatted_20_Text"><text:s text:c="16"/>'example' =&gt; '2016-10-08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<text:soft-page-break/>}</text:p>
      <text:h text:style-name="Heading_20_4" text:outline-level="4">app/Http/Resources/Base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abstract class BaseResource extends JsonResource</text:p>
      <text:p text:style-name="Preformatted_20_Text">{</text:p>
      <text:p text:style-name="Preformatted_20_Text"><text:s text:c="4"/>public function code(int $code)</text:p>
      <text:p text:style-name="Preformatted_20_Text"><text:s text:c="4"/>{</text:p>
      <text:p text:style-name="Preformatted_20_Text"><text:s text:c="8"/>return $this-&gt;response()-&gt;setStatusCode($code);</text:p>
      <text:p text:style-name="Preformatted_20_Text"><text:s text:c="4"/>}</text:p>
      <text:p text:style-name="Preformatted_20_Text">}</text:p>
      <text:h text:style-name="Heading_20_4" text:outline-level="4">app/Http/Resources/NewToken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NewTokenResource extends Base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oft-page-break/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resource-&gt;accessToken-&gt;name,</text:p>
      <text:p text:style-name="Preformatted_20_Text"><text:s text:c="12"/>'token' =&gt; $this-&gt;resource-&gt;plainTextToken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ReportHoursWithProject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oft-page-break/><text:s text:c="12"/>'count_reports' =&gt; count($this-&gt;collection),</text:p>
      <text:p text:style-name="Preformatted_20_Text"><text:s text:c="12"/>'reports' =&gt; ReportHoursWithProjectResource::collection(</text:p>
      <text:p text:style-name="Preformatted_20_Text"><text:s text:c="16"/>$this-&gt;collection</text:p>
      <text:p text:style-name="Preformatted_20_Text"><text:s text:c="12"/>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ReportHoursWithProject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customer_id' =&gt; $this-&gt;resource-&gt;customer_id,</text:p>
      <text:p text:style-name="Preformatted_20_Text"><text:soft-page-break/><text:s text:c="12"/>'customer_name' =&gt; $this-&gt;resource-&gt;customer_name,</text:p>
      <text:p text:style-name="Preformatted_20_Text"><text:s text:c="12"/>'project_id' =&gt; $this-&gt;resource-&gt;project_id,</text:p>
      <text:p text:style-name="Preformatted_20_Text"><text:s text:c="12"/>'project_name' =&gt; $this-&gt;resource-&gt;project_name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ShortReportHours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ShortReportHours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count_reports' =&gt; count($this-&gt;collection),</text:p>
      <text:p text:style-name="Preformatted_20_Text"><text:s text:c="12"/>'reports' =&gt; ShortReportHoursResource::collection($this-&gt;collection),</text:p>
      <text:p text:style-name="Preformatted_20_Text"><text:s text:c="8"/>];</text:p>
      <text:p text:style-name="Preformatted_20_Text"><text:soft-page-break/><text:s text:c="4"/>}</text:p>
      <text:p text:style-name="Preformatted_20_Text">}</text:p>
      <text:h text:style-name="Heading_20_4" text:outline-level="4">app/Http/Resources/ReportHours/ShortReportHours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ShortReportHours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app/Models/BlogRecord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BlogRecord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blog_record';</text:p>
      <text:p text:style-name="Preformatted_20_Text"><text:s text:c="4"/>public $timestamps = false;</text:p>
      <text:p text:style-name="Preformatted_20_Text"/>
      <text:p text:style-name="Preformatted_20_Text"><text:s text:c="4"/>public function dailyBlog()</text:p>
      <text:p text:style-name="Preformatted_20_Text"><text:s text:c="4"/>{</text:p>
      <text:p text:style-name="Preformatted_20_Text"><text:s text:c="8"/>return $this-&gt;belongsTo(DailyBlog::class, 'blog_id');</text:p>
      <text:p text:style-name="Preformatted_20_Text"><text:s text:c="4"/>}</text:p>
      <text:p text:style-name="Preformatted_20_Text"/>
      <text:p text:style-name="Preformatted_20_Text"><text:s text:c="4"/>public function project()</text:p>
      <text:p text:style-name="Preformatted_20_Text"><text:s text:c="4"/>{</text:p>
      <text:p text:style-name="Preformatted_20_Text"><text:s text:c="8"/>return $this-&gt;belongsTo(Project::class);</text:p>
      <text:p text:style-name="Preformatted_20_Text"><text:s text:c="4"/>}</text:p>
      <text:p text:style-name="Preformatted_20_Text">}</text:p>
      <text:h text:style-name="Heading_20_4" text:outline-level="4">app/Models/Customer.php</text:h>
      <text:p text:style-name="Preformatted_20_Text">&lt;?php</text:p>
      <text:p text:style-name="Preformatted_20_Text"/>
      <text:p text:style-name="Preformatted_20_Text"><text:soft-page-break/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Custom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customer';</text:p>
      <text:p text:style-name="Preformatted_20_Text"><text:s text:c="4"/>public $timestamps = false;</text:p>
      <text:p text:style-name="Preformatted_20_Text"/>
      <text:p text:style-name="Preformatted_20_Text"><text:s text:c="4"/>public function projects()</text:p>
      <text:p text:style-name="Preformatted_20_Text"><text:s text:c="4"/>{</text:p>
      <text:p text:style-name="Preformatted_20_Text"><text:s text:c="8"/>return $this-&gt;hasMany(Project::class);</text:p>
      <text:p text:style-name="Preformatted_20_Text"><text:s text:c="4"/>}</text:p>
      <text:p text:style-name="Preformatted_20_Text">}</text:p>
      <text:h text:style-name="Heading_20_4" text:outline-level="4">app/Models/Dai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ailyBlog extends Model</text:p>
      <text:p text:style-name="Preformatted_20_Text">{</text:p>
      <text:p text:style-name="Preformatted_20_Text"><text:soft-page-break/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daily_blog';</text:p>
      <text:p text:style-name="Preformatted_20_Text"><text:s text:c="4"/>public $timestamps = false;</text:p>
      <text:p text:style-name="Preformatted_20_Text"/>
      <text:p text:style-name="Preformatted_20_Text"><text:s text:c="4"/>public function weeklyBlog()</text:p>
      <text:p text:style-name="Preformatted_20_Text"><text:s text:c="4"/>{</text:p>
      <text:p text:style-name="Preformatted_20_Text"><text:s text:c="8"/>return $this-&gt;belongsTo(WeeklyBlog::class, 'week_blog_id'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 text:c="8"/>return $this-&gt;hasMany(BlogRecord::class, 'blog_id');</text:p>
      <text:p text:style-name="Preformatted_20_Text"><text:s text:c="4"/>}</text:p>
      <text:p text:style-name="Preformatted_20_Text">}</text:p>
      <text:h text:style-name="Heading_20_4" text:outline-level="4">app/Models/Departmen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epartmen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oft-page-break/><text:s text:c="4"/>protected $table = 'department';</text:p>
      <text:p text:style-name="Preformatted_20_Text"><text:s text:c="4"/>public $timestamps = false;</text:p>
      <text:p text:style-name="Preformatted_20_Text"/>
      <text:p text:style-name="Preformatted_20_Text"><text:s text:c="4"/>public function workers()</text:p>
      <text:p text:style-name="Preformatted_20_Text"><text:s text:c="4"/>{</text:p>
      <text:p text:style-name="Preformatted_20_Text"><text:s text:c="8"/>return $this-&gt;hasMany(Worker::class);</text:p>
      <text:p text:style-name="Preformatted_20_Text"><text:s text:c="4"/>}</text:p>
      <text:p text:style-name="Preformatted_20_Text">}</text:p>
      <text:h text:style-name="Heading_20_4" text:outline-level="4">app/Models/Projec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Projec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project';</text:p>
      <text:p text:style-name="Preformatted_20_Text"><text:s text:c="4"/>public $timestamps = false;</text:p>
      <text:p text:style-name="Preformatted_20_Text"/>
      <text:p text:style-name="Preformatted_20_Text"><text:s text:c="4"/>public function customer()</text:p>
      <text:p text:style-name="Preformatted_20_Text"><text:s text:c="4"/>{</text:p>
      <text:p text:style-name="Preformatted_20_Text"><text:s text:c="8"/>return $this-&gt;belongsTo(Customer::class);</text:p>
      <text:p text:style-name="Preformatted_20_Text"><text:s text:c="4"/>}</text:p>
      <text:p text:style-name="Preformatted_20_Text"/>
      <text:p text:style-name="Preformatted_20_Text"><text:soft-page-break/><text:s text:c="4"/>public function blogRecords()</text:p>
      <text:p text:style-name="Preformatted_20_Text"><text:s text:c="4"/>{</text:p>
      <text:p text:style-name="Preformatted_20_Text"><text:s text:c="8"/>return $this-&gt;hasMany(BlogRecord::class);</text:p>
      <text:p text:style-name="Preformatted_20_Text"><text:s text:c="4"/>}</text:p>
      <text:p text:style-name="Preformatted_20_Text">}</text:p>
      <text:h text:style-name="Heading_20_4" text:outline-level="4">app/Models/ReportHours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Support\Facades\DB;</text:p>
      <text:p text:style-name="Preformatted_20_Text"/>
      <text:p text:style-name="Preformatted_20_Text">class ReportHours</text:p>
      <text:p text:style-name="Preformatted_20_Text">{</text:p>
      <text:p text:style-name="Preformatted_20_Text"><text:s text:c="4"/>private $request;</text:p>
      <text:p text:style-name="Preformatted_20_Text"/>
      <text:p text:style-name="Preformatted_20_Text"><text:s text:c="4"/>public function __construct(</text:p>
      <text:p text:style-name="Preformatted_20_Text"><text:s text:c="8"/>private $startDate = null,</text:p>
      <text:p text:style-name="Preformatted_20_Text"><text:s text:c="8"/>private $endDate = null</text:p>
      <text:p text:style-name="Preformatted_20_Text"><text:s text:c="4"/>){</text:p>
      <text:p text:style-name="Preformatted_20_Text"><text:s text:c="8"/>$this-&gt;request = BlogRecord::joinRelationship('dailyBlog')</text:p>
      <text:p text:style-name="Preformatted_20_Text"><text:s text:c="8"/>-&gt;select([</text:p>
      <text:p text:style-name="Preformatted_20_Text"><text:s text:c="12"/>DB::raw('SUM(`time`) as `total_hours`')</text:p>
      <text:p text:style-name="Preformatted_20_Text"><text:s text:c="8"/>]);</text:p>
      <text:p text:style-name="Preformatted_20_Text"><text:s text:c="8"/>if ($this-&gt;start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$this-&gt;startDate)</text:p>
      <text:p text:style-name="Preformatted_20_Text"><text:soft-page-break/><text:s text:c="12"/>);</text:p>
      <text:p text:style-name="Preformatted_20_Text"><text:s text:c="8"/>}</text:p>
      <text:p text:style-name="Preformatted_20_Text"><text:s text:c="8"/>if ($this-&gt;end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$this-&gt;endDate)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withWorker() {</text:p>
      <text:p text:style-name="Preformatted_20_Text"><text:s text:c="8"/>$this-&gt;request</text:p>
      <text:p text:style-name="Preformatted_20_Text"><text:s text:c="12"/>-&gt;joinRelationship('dailyBlog.weeklyBlog.worker')</text:p>
      <text:p text:style-name="Preformatted_20_Text"><text:s text:c="12"/>-&gt;addSelect([</text:p>
      <text:p text:style-name="Preformatted_20_Text"><text:s text:c="16"/>'worker.nick',</text:p>
      <text:p text:style-name="Preformatted_20_Text"><text:s text:c="16"/>'worker.name',</text:p>
      <text:p text:style-name="Preformatted_20_Text"><text:s text:c="16"/>'worker.company',</text:p>
      <text:p text:style-name="Preformatted_20_Text"><text:s text:c="12"/>])</text:p>
      <text:p text:style-name="Preformatted_20_Text"><text:s text:c="12"/>-&gt;groupBy('nick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rivate function withProject() {</text:p>
      <text:p text:style-name="Preformatted_20_Text"><text:s text:c="8"/>$this-&gt;request</text:p>
      <text:p text:style-name="Preformatted_20_Text"><text:s text:c="12"/>-&gt;joinRelationship('project.customer')</text:p>
      <text:p text:style-name="Preformatted_20_Text"><text:s text:c="12"/>-&gt;addSelect([</text:p>
      <text:p text:style-name="Preformatted_20_Text"><text:s text:c="16"/>'project_id',</text:p>
      <text:p text:style-name="Preformatted_20_Text"><text:s text:c="16"/>'project.name as project_name',</text:p>
      <text:p text:style-name="Preformatted_20_Text"><text:s text:c="16"/>'customer_id',</text:p>
      <text:p text:style-name="Preformatted_20_Text"><text:soft-page-break/><text:s text:c="16"/>'customer.name as customer_name',</text:p>
      <text:p text:style-name="Preformatted_20_Text"><text:s text:c="12"/>])</text:p>
      <text:p text:style-name="Preformatted_20_Text"><text:s text:c="12"/>-&gt;groupBy('project.id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ublic function reportShort()</text:p>
      <text:p text:style-name="Preformatted_20_Text"><text:s text:c="4"/>{</text:p>
      <text:p text:style-name="Preformatted_20_Text"><text:s text:c="8"/>return $this-&gt;withWorker()-&gt;request-&gt;get();</text:p>
      <text:p text:style-name="Preformatted_20_Text"><text:s text:c="4"/>}</text:p>
      <text:p text:style-name="Preformatted_20_Text"/>
      <text:p text:style-name="Preformatted_20_Text"><text:s text:c="4"/>public function reportByProject()</text:p>
      <text:p text:style-name="Preformatted_20_Text"><text:s text:c="4"/>{</text:p>
      <text:p text:style-name="Preformatted_20_Text"><text:s text:c="8"/>return $this</text:p>
      <text:p text:style-name="Preformatted_20_Text"><text:s text:c="12"/>-&gt;withWorker()</text:p>
      <text:p text:style-name="Preformatted_20_Text"><text:s text:c="12"/>-&gt;withProject()</text:p>
      <text:p text:style-name="Preformatted_20_Text"><text:s text:c="12"/>-&gt;request</text:p>
      <text:p text:style-name="Preformatted_20_Text"><text:s text:c="12"/>-&gt;get();</text:p>
      <text:p text:style-name="Preformatted_20_Text"><text:s text:c="4"/>}</text:p>
      <text:p text:style-name="Preformatted_20_Text">}</text:p>
      <text:h text:style-name="Heading_20_4" text:outline-level="4">app/Models/Us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Contracts\Auth\MustVerifyEmail;</text:p>
      <text:p text:style-name="Preformatted_20_Text">use Illuminate\Database\Eloquent\Factories\HasFactory;</text:p>
      <text:p text:style-name="Preformatted_20_Text">use Illuminate\Foundation\Auth\User as Authenticatable;</text:p>
      <text:p text:style-name="Preformatted_20_Text">use Illuminate\Notifications\Notifiable;</text:p>
      <text:p text:style-name="Preformatted_20_Text">use Laravel\Sanctum\HasApiTokens;</text:p>
      <text:p text:style-name="Preformatted_20_Text"><text:soft-page-break/>use Kirschbaum\PowerJoins\PowerJoins;</text:p>
      <text:p text:style-name="Preformatted_20_Text"/>
      <text:p text:style-name="Preformatted_20_Text">class User extends Authenticatable</text:p>
      <text:p text:style-name="Preformatted_20_Text">{</text:p>
      <text:p text:style-name="Preformatted_20_Text"><text:s text:c="4"/>use HasApiTokens, HasFactory, Notifiable;</text:p>
      <text:p text:style-name="Preformatted_20_Text"><text:s text:c="4"/>use PowerJoins;</text:p>
      <text:p text:style-name="Preformatted_20_Text"/>
      <text:p text:style-name="Preformatted_20_Text"><text:s text:c="4"/>/**</text:p>
      <text:p text:style-name="Preformatted_20_Text"><text:s text:c="5"/>* The attributes that are mass assignable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fillable = [</text:p>
      <text:p text:style-name="Preformatted_20_Text"><text:s text:c="8"/>'name',</text:p>
      <text:p text:style-name="Preformatted_20_Text"><text:s text:c="8"/>'email',</text:p>
      <text:p text:style-name="Preformatted_20_Text"><text:s text:c="8"/>'password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hidden for serialization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hidden = [</text:p>
      <text:p text:style-name="Preformatted_20_Text"><text:s text:c="8"/>'password',</text:p>
      <text:p text:style-name="Preformatted_20_Text"><text:s text:c="8"/>'remember_toke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cast.</text:p>
      <text:p text:style-name="Preformatted_20_Text"><text:s text:c="5"/>*</text:p>
      <text:p text:style-name="Preformatted_20_Text"><text:soft-page-break/><text:s text:c="5"/>* @var array&lt;string, string&gt;</text:p>
      <text:p text:style-name="Preformatted_20_Text"><text:s text:c="5"/>*/</text:p>
      <text:p text:style-name="Preformatted_20_Text"><text:s text:c="4"/>protected $casts = [</text:p>
      <text:p text:style-name="Preformatted_20_Text"><text:s text:c="8"/>'email_verified_at' =&gt; 'datetime',</text:p>
      <text:p text:style-name="Preformatted_20_Text"><text:s text:c="4"/>]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hasOne(Worker::class, 'nick', 'nick');</text:p>
      <text:p text:style-name="Preformatted_20_Text"><text:s text:c="4"/>}</text:p>
      <text:p text:style-name="Preformatted_20_Text">}</text:p>
      <text:h text:style-name="Heading_20_4" text:outline-level="4">app/Models/Week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eek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eekly_blog';</text:p>
      <text:p text:style-name="Preformatted_20_Text"><text:s text:c="4"/>public $timestamps = false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oft-page-break/><text:s text:c="8"/>return $this-&gt;belongsTo(Worker::class);</text:p>
      <text:p text:style-name="Preformatted_20_Text"><text:s text:c="4"/>}</text:p>
      <text:p text:style-name="Preformatted_20_Text"/>
      <text:p text:style-name="Preformatted_20_Text"><text:s text:c="4"/>public function dailyBlogs()</text:p>
      <text:p text:style-name="Preformatted_20_Text"><text:s text:c="4"/>{</text:p>
      <text:p text:style-name="Preformatted_20_Text"><text:s text:c="8"/>return $this-&gt;hasMany(DailyBlog::class, 'week_blog_id');</text:p>
      <text:p text:style-name="Preformatted_20_Text"><text:s text:c="4"/>}</text:p>
      <text:p text:style-name="Preformatted_20_Text">}</text:p>
      <text:h text:style-name="Heading_20_4" text:outline-level="4">app/Models/Work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ork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orker';</text:p>
      <text:p text:style-name="Preformatted_20_Text"><text:s text:c="4"/>protected $primaryKey = 'nick';</text:p>
      <text:p text:style-name="Preformatted_20_Text"><text:s text:c="4"/>protected $keyType = 'string';</text:p>
      <text:p text:style-name="Preformatted_20_Text"><text:s text:c="4"/>public $timestamps = false;</text:p>
      <text:p text:style-name="Preformatted_20_Text"/>
      <text:p text:style-name="Preformatted_20_Text"><text:s text:c="4"/>public function user()</text:p>
      <text:p text:style-name="Preformatted_20_Text"><text:s text:c="4"/>{</text:p>
      <text:p text:style-name="Preformatted_20_Text"><text:s text:c="8"/>return $this-&gt;belongsTo(User::class, 'nick', 'nick');</text:p>
      <text:p text:style-name="Preformatted_20_Text"><text:soft-page-break/><text:s text:c="4"/>}</text:p>
      <text:p text:style-name="Preformatted_20_Text"/>
      <text:p text:style-name="Preformatted_20_Text"><text:s text:c="4"/>public function department()</text:p>
      <text:p text:style-name="Preformatted_20_Text"><text:s text:c="4"/>{</text:p>
      <text:p text:style-name="Preformatted_20_Text"><text:s text:c="8"/>return $this-&gt;belongsTo(Department::class);</text:p>
      <text:p text:style-name="Preformatted_20_Text"><text:s text:c="4"/>}</text:p>
      <text:p text:style-name="Preformatted_20_Text"/>
      <text:p text:style-name="Preformatted_20_Text"><text:s text:c="4"/>public function weeklyBlogs()</text:p>
      <text:p text:style-name="Preformatted_20_Text"><text:s text:c="4"/>{</text:p>
      <text:p text:style-name="Preformatted_20_Text"><text:s text:c="8"/>return $this-&gt;hasMany(WeeklyBlog::class);</text:p>
      <text:p text:style-name="Preformatted_20_Text"><text:s text:c="4"/>}</text:p>
      <text:p text:style-name="Preformatted_20_Text">}</text:p>
      <text:h text:style-name="Heading_20_4" text:outline-level="4">app/Operations/Schedule/Day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Day</text:p>
      <text:p text:style-name="Preformatted_20_Text">{</text:p>
      <text:p text:style-name="Preformatted_20_Text"><text:s text:c="4"/>private \DateTime $date;</text:p>
      <text:p text:style-name="Preformatted_20_Text"/>
      <text:p text:style-name="Preformatted_20_Text"><text:s text:c="4"/>private array $modifiers = [];</text:p>
      <text:p text:style-name="Preformatted_20_Text"/>
      <text:p text:style-name="Preformatted_20_Text"><text:s text:c="4"/>public function __construct(\DateTime $date)</text:p>
      <text:p text:style-name="Preformatted_20_Text"><text:s text:c="4"/>{</text:p>
      <text:p text:style-name="Preformatted_20_Text"><text:s text:c="8"/>$this-&gt;date = $date;</text:p>
      <text:p text:style-name="Preformatted_20_Text"><text:s text:c="4"/>}</text:p>
      <text:p text:style-name="Preformatted_20_Text"/>
      <text:p text:style-name="Preformatted_20_Text"><text:soft-page-break/><text:s text:c="4"/>public function addModifier(Modifier $modifier)</text:p>
      <text:p text:style-name="Preformatted_20_Text"><text:s text:c="4"/>{</text:p>
      <text:p text:style-name="Preformatted_20_Text"><text:s text:c="8"/>$this-&gt;modifiers[] = $modifier;</text:p>
      <text:p text:style-name="Preformatted_20_Text"><text:s text:c="4"/>}</text:p>
      <text:p text:style-name="Preformatted_20_Text"/>
      <text:p text:style-name="Preformatted_20_Text"><text:s text:c="4"/>public function getStatus()</text:p>
      <text:p text:style-name="Preformatted_20_Text"><text:s text:c="4"/>{</text:p>
      <text:p text:style-name="Preformatted_20_Text"><text:s text:c="8"/>if(!$this-&gt;modifiers)</text:p>
      <text:p text:style-name="Preformatted_20_Text"><text:s text:c="8"/>{</text:p>
      <text:p text:style-name="Preformatted_20_Text"><text:s text:c="12"/>return 'work';</text:p>
      <text:p text:style-name="Preformatted_20_Text"><text:s text:c="8"/>}</text:p>
      <text:p text:style-name="Preformatted_20_Text"><text:s text:c="8"/>$manager = new ManagerModifier();</text:p>
      <text:p text:style-name="Preformatted_20_Text"><text:s text:c="8"/>return array_reduce(</text:p>
      <text:p text:style-name="Preformatted_20_Text"><text:s text:c="12"/>$this-&gt;modifiers,</text:p>
      <text:p text:style-name="Preformatted_20_Text"><text:s text:c="12"/>fn($cary, $item) =&gt; $manager-&gt;resolveTwoModifier($item, $cary),</text:p>
      <text:p text:style-name="Preformatted_20_Text"><text:s text:c="8"/>)-&gt;getStatus();</text:p>
      <text:p text:style-name="Preformatted_20_Text"><text:s text:c="4"/>}</text:p>
      <text:p text:style-name="Preformatted_20_Text"/>
      <text:p text:style-name="Preformatted_20_Text"><text:s text:c="4"/>public function getInfo()</text:p>
      <text:p text:style-name="Preformatted_20_Text"><text:s text:c="4"/>{</text:p>
      <text:p text:style-name="Preformatted_20_Text"><text:s text:c="8"/>return array_map(fn($mod)=&gt;$mod-&gt;getInfo(), $this-&gt;modifiers);</text:p>
      <text:p text:style-name="Preformatted_20_Text"><text:s text:c="4"/>}</text:p>
      <text:p text:style-name="Preformatted_20_Text"/>
      <text:p text:style-name="Preformatted_20_Text"><text:s text:c="4"/>public function getDate()</text:p>
      <text:p text:style-name="Preformatted_20_Text"><text:s text:c="4"/>{</text:p>
      <text:p text:style-name="Preformatted_20_Text"><text:s text:c="8"/>return clone $this-&gt;date;</text:p>
      <text:p text:style-name="Preformatted_20_Text"><text:s text:c="4"/>}</text:p>
      <text:p text:style-name="Preformatted_20_Text">}</text:p>
      <text:h text:style-name="Heading_20_4" text:outline-level="4">app/Operations/Schedule/GetterVacationOfficial.php</text:h>
      <text:p text:style-name="Preformatted_20_Text">&lt;?php</text:p>
      <text:p text:style-name="Preformatted_20_Text"><text:soft-page-break/>namespace App\Operations\Schedule;</text:p>
      <text:p text:style-name="Preformatted_20_Text"/>
      <text:p text:style-name="Preformatted_20_Text">use App\Models\VacationOfficial;</text:p>
      <text:p text:style-name="Preformatted_20_Text"/>
      <text:p text:style-name="Preformatted_20_Text">class GetterVacationOfficial</text:p>
      <text:p text:style-name="Preformatted_20_Text">{</text:p>
      <text:p text:style-name="Preformatted_20_Text"><text:s text:c="4"/>public Schedule $schedule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schedule = new Schedule($range);</text:p>
      <text:p text:style-name="Preformatted_20_Text"><text:s text:c="8"/>foreach (VacationOfficial::getAllRangeModifiersInRange($range) as $rangeModifier)</text:p>
      <text:p text:style-name="Preformatted_20_Text"><text:s text:c="8"/>{</text:p>
      <text:p text:style-name="Preformatted_20_Text"><text:s text:c="12"/>$this-&gt;schedule-&gt;applyRangeModifier($rangeModifier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GetterWorkerVacation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Models\Vacation;</text:p>
      <text:p text:style-name="Preformatted_20_Text">use App\Models\Worker;</text:p>
      <text:p text:style-name="Preformatted_20_Text">use App\Models\ReportHours;</text:p>
      <text:p text:style-name="Preformatted_20_Text"/>
      <text:p text:style-name="Preformatted_20_Text">class GetterWorkerVacation</text:p>
      <text:p text:style-name="Preformatted_20_Text">{</text:p>
      <text:p text:style-name="Preformatted_20_Text"><text:s text:c="4"/>private RangeDate $range;</text:p>
      <text:p text:style-name="Preformatted_20_Text"/>
      <text:p text:style-name="Preformatted_20_Text"><text:soft-page-break/><text:s text:c="4"/>public Schedule $officialSchedule;</text:p>
      <text:p text:style-name="Preformatted_20_Text"/>
      <text:p text:style-name="Preformatted_20_Text"><text:s text:c="4"/>public array $workersSchedule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officialSchedule = (new GetterVacationOfficial($range))</text:p>
      <text:p text:style-name="Preformatted_20_Text"><text:s text:c="12"/>-&gt;schedule;</text:p>
      <text:p text:style-name="Preformatted_20_Text"><text:s text:c="8"/>$workersChanges = Vacation::getAllWorkersRangeModifiersInRange($range);</text:p>
      <text:p text:style-name="Preformatted_20_Text"><text:s text:c="8"/>foreach ($workersChanges as $nick =&gt; $rangeModifiers)</text:p>
      <text:p text:style-name="Preformatted_20_Text"><text:s text:c="8"/>{</text:p>
      <text:p text:style-name="Preformatted_20_Text"><text:s text:c="12"/>$this-&gt;workersSchedule[$nick] = $this-&gt;officialSchedule-&gt;clone();</text:p>
      <text:p text:style-name="Preformatted_20_Text"><text:s text:c="12"/>foreach ($rangeModifiers as $rangeModifier)</text:p>
      <text:p text:style-name="Preformatted_20_Text"><text:s text:c="12"/>{</text:p>
      <text:p text:style-name="Preformatted_20_Text"><text:s text:c="16"/>$this-&gt;workersSchedule[$nick]-&gt;applyRangeModifier($rangeModifier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WorkersShedule(array $nicks)</text:p>
      <text:p text:style-name="Preformatted_20_Text"><text:s text:c="4"/>{</text:p>
      <text:p text:style-name="Preformatted_20_Text"><text:s text:c="8"/>$result = [];</text:p>
      <text:p text:style-name="Preformatted_20_Text"><text:s text:c="8"/>foreach ($nicks as $nick)</text:p>
      <text:p text:style-name="Preformatted_20_Text"><text:s text:c="8"/>{</text:p>
      <text:p text:style-name="Preformatted_20_Text"><text:s text:c="12"/>$result[$nick] = $this-&gt;getSheduleForWorker($nick);</text:p>
      <text:p text:style-name="Preformatted_20_Text"><text:s text:c="8"/>}</text:p>
      <text:p text:style-name="Preformatted_20_Text"><text:s text:c="8"/>return $result;</text:p>
      <text:p text:style-name="Preformatted_20_Text"><text:s text:c="4"/>}</text:p>
      <text:p text:style-name="Preformatted_20_Text"><text:soft-page-break/></text:p>
      <text:p text:style-name="Preformatted_20_Text"><text:s text:c="4"/>public function getSheduleForWorker(string $nick)</text:p>
      <text:p text:style-name="Preformatted_20_Text"><text:s text:c="4"/>{</text:p>
      <text:p text:style-name="Preformatted_20_Text"><text:s text:c="8"/>return $this-&gt;workersSchedule[$nick] ?? $this-&gt;officialSchedule-&gt;clone();</text:p>
      <text:p text:style-name="Preformatted_20_Text"><text:s text:c="4"/>}</text:p>
      <text:p text:style-name="Preformatted_20_Text"/>
      <text:p text:style-name="Preformatted_20_Text"><text:s text:c="4"/>public function getScheduleWithWorkersHours()</text:p>
      <text:p text:style-name="Preformatted_20_Text"><text:s text:c="4"/>{</text:p>
      <text:p text:style-name="Preformatted_20_Text"><text:s text:c="8"/>$schedules = $this-&gt;getWorkersShedule(Worker::getNicksEnabledWorkers());</text:p>
      <text:p text:style-name="Preformatted_20_Text"><text:s text:c="8"/>$schedules = array_map(function($schedule){</text:p>
      <text:p text:style-name="Preformatted_20_Text"><text:s text:c="12"/>return array_map(function($day){</text:p>
      <text:p text:style-name="Preformatted_20_Text"><text:s text:c="16"/>return [</text:p>
      <text:p text:style-name="Preformatted_20_Text"><text:s text:c="20"/>'status' =&gt; $day-&gt;getStatus(),</text:p>
      <text:p text:style-name="Preformatted_20_Text"><text:s text:c="20"/>'info' =&gt; $day-&gt;getInfo(),</text:p>
      <text:p text:style-name="Preformatted_20_Text"><text:s text:c="16"/>];</text:p>
      <text:p text:style-name="Preformatted_20_Text"><text:s text:c="12"/>},$schedule-&gt;getDays());</text:p>
      <text:p text:style-name="Preformatted_20_Text"><text:s text:c="8"/>},$schedules);</text:p>
      <text:p text:style-name="Preformatted_20_Text"><text:s text:c="8"/>$workersHours = new ReportHours(</text:p>
      <text:p text:style-name="Preformatted_20_Text"><text:s text:c="12"/>$this-&gt;range-&gt;getStart()-&gt;format('Y-m-d'),</text:p>
      <text:p text:style-name="Preformatted_20_Text"><text:s text:c="12"/>$this-&gt;range-&gt;getEnd()-&gt;format('Y-m-d'),</text:p>
      <text:p text:style-name="Preformatted_20_Text"><text:s text:c="8"/>);</text:p>
      <text:p text:style-name="Preformatted_20_Text"><text:s text:c="8"/>foreach ($workersHours-&gt;reportByDate() as $record)</text:p>
      <text:p text:style-name="Preformatted_20_Text"><text:s text:c="8"/>{</text:p>
      <text:p text:style-name="Preformatted_20_Text"><text:s text:c="12"/>$schedules[$record-&gt;nick][$record-&gt;date]['total_hours'] = $record-&gt;total_hours;</text:p>
      <text:p text:style-name="Preformatted_20_Text"><text:s text:c="8"/>}</text:p>
      <text:p text:style-name="Preformatted_20_Text"><text:s text:c="8"/>return $schedules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Conflict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Conflict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Holiday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Holiday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Manager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class ManagerModifier</text:p>
      <text:p text:style-name="Preformatted_20_Text">{</text:p>
      <text:p text:style-name="Preformatted_20_Text"><text:s text:c="4"/>private array $dictionaryType = [];</text:p>
      <text:p text:style-name="Preformatted_20_Text"/>
      <text:p text:style-name="Preformatted_20_Text"><text:s text:c="4"/>private function getAllModifierWithPriority(): array</text:p>
      <text:p text:style-name="Preformatted_20_Text"><text:s text:c="4"/>{</text:p>
      <text:p text:style-name="Preformatted_20_Text"><text:s text:c="8"/>return [</text:p>
      <text:p text:style-name="Preformatted_20_Text"><text:s text:c="12"/>Holiday::class =&gt; 10,</text:p>
      <text:p text:style-name="Preformatted_20_Text"><text:s text:c="12"/>Official::class =&gt; 20,</text:p>
      <text:p text:style-name="Preformatted_20_Text"><text:s text:c="12"/>Real::class =&gt; 40,</text:p>
      <text:p text:style-name="Preformatted_20_Text"><text:s text:c="12"/>Work::class =&gt; 40,</text:p>
      <text:p text:style-name="Preformatted_20_Text"><text:s text:c="12"/>Conflict::class =&gt; 10000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__construct()</text:p>
      <text:p text:style-name="Preformatted_20_Text"><text:s text:c="4"/>{</text:p>
      <text:p text:style-name="Preformatted_20_Text"><text:s text:c="8"/>$this-&gt;dictionaryType = [];</text:p>
      <text:p text:style-name="Preformatted_20_Text"><text:s text:c="8"/>foreach ($this-&gt;getAllModifierWithPriority() as $class =&gt; $priority)</text:p>
      <text:p text:style-name="Preformatted_20_Text"><text:s text:c="8"/>{</text:p>
      <text:p text:style-name="Preformatted_20_Text"><text:s text:c="12"/>$modifier = new $class('');</text:p>
      <text:p text:style-name="Preformatted_20_Text"><text:s text:c="12"/>$this-&gt;dictionaryType[$modifier-&gt;getType()] = [</text:p>
      <text:p text:style-name="Preformatted_20_Text"><text:s text:c="16"/>'class' =&gt; $class,</text:p>
      <text:p text:style-name="Preformatted_20_Text"><text:s text:c="16"/>'priority' =&gt; $priority</text:p>
      <text:p text:style-name="Preformatted_20_Text"><text:s text:c="12"/>];</text:p>
      <text:p text:style-name="Preformatted_20_Text"><text:s text:c="12"/>unset($modifier);</text:p>
      <text:p text:style-name="Preformatted_20_Text"><text:soft-page-break/><text:s text:c="8"/>}</text:p>
      <text:p text:style-name="Preformatted_20_Text"><text:s text:c="4"/>}</text:p>
      <text:p text:style-name="Preformatted_20_Text"/>
      <text:p text:style-name="Preformatted_20_Text"><text:s text:c="4"/>public function createModifierByType(string $type, string $info)</text:p>
      <text:p text:style-name="Preformatted_20_Text"><text:s text:c="4"/>{</text:p>
      <text:p text:style-name="Preformatted_20_Text"><text:s text:c="8"/>if(!isset($this-&gt;dictionaryType[$type]))</text:p>
      <text:p text:style-name="Preformatted_20_Text"><text:s text:c="8"/>{</text:p>
      <text:p text:style-name="Preformatted_20_Text"><text:s text:c="12"/>throw new \Exception("Type day $type not found");</text:p>
      <text:p text:style-name="Preformatted_20_Text"><text:s text:c="8"/>}</text:p>
      <text:p text:style-name="Preformatted_20_Text"><text:s text:c="8"/>return new $this-&gt;dictionaryType[$type]['class']($info);</text:p>
      <text:p text:style-name="Preformatted_20_Text"><text:s text:c="4"/>}</text:p>
      <text:p text:style-name="Preformatted_20_Text"/>
      <text:p text:style-name="Preformatted_20_Text"><text:s text:c="4"/>public function resolveTwoModifier(Modifier $m1, ?Modifier $m2)</text:p>
      <text:p text:style-name="Preformatted_20_Text"><text:s text:c="4"/>{</text:p>
      <text:p text:style-name="Preformatted_20_Text"><text:s text:c="8"/>if(!$m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$priority1 = $this-&gt;dictionaryType[$m1-&gt;getType()]['priority'];</text:p>
      <text:p text:style-name="Preformatted_20_Text"><text:s text:c="8"/>$priority2 = $this-&gt;dictionaryType[$m2-&gt;getType()]['priority'];</text:p>
      <text:p text:style-name="Preformatted_20_Text"><text:s text:c="8"/>if($priority1 &lt; $priority2)</text:p>
      <text:p text:style-name="Preformatted_20_Text"><text:s text:c="8"/>{</text:p>
      <text:p text:style-name="Preformatted_20_Text"><text:s text:c="12"/>return $m2;</text:p>
      <text:p text:style-name="Preformatted_20_Text"><text:s text:c="8"/>}</text:p>
      <text:p text:style-name="Preformatted_20_Text"><text:s text:c="8"/>if($priority1 &gt; $priority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if($m1-&gt;getStatus() !== $m2-&gt;getStatus())</text:p>
      <text:p text:style-name="Preformatted_20_Text"><text:s text:c="8"/>{</text:p>
      <text:p text:style-name="Preformatted_20_Text"><text:s text:c="12"/>return new Conflict(</text:p>
      <text:p text:style-name="Preformatted_20_Text"><text:soft-page-break/><text:s text:c="16"/>"Conflict {$m1-&gt;getType()} and {$m2-&gt;getType()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Modifiers/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interface Modifier</text:p>
      <text:p text:style-name="Preformatted_20_Text">{</text:p>
      <text:p text:style-name="Preformatted_20_Text"><text:s text:c="4"/>public function getStatus(): ?string;</text:p>
      <text:p text:style-name="Preformatted_20_Text"><text:s text:c="4"/>public function getInfo(): string;</text:p>
      <text:p text:style-name="Preformatted_20_Text"><text:s text:c="4"/>public function getType(): string;</text:p>
      <text:p text:style-name="Preformatted_20_Text">}</text:p>
      <text:h text:style-name="Heading_20_4" text:outline-level="4">app/Operations/Schedule/Modifiers/Offici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Offici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><text:soft-page-break/></text:p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null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Official';</text:p>
      <text:p text:style-name="Preformatted_20_Text"><text:s text:c="4"/>}</text:p>
      <text:p text:style-name="Preformatted_20_Text">}</text:p>
      <text:h text:style-name="Heading_20_4" text:outline-level="4">app/Operations/Schedule/Modifiers/Re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Re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><text:soft-page-break/></text:p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Real';</text:p>
      <text:p text:style-name="Preformatted_20_Text"><text:s text:c="4"/>}</text:p>
      <text:p text:style-name="Preformatted_20_Text">}</text:p>
      <text:h text:style-name="Heading_20_4" text:outline-level="4">app/Operations/Schedule/Modifiers/Work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Work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><text:soft-page-break/></text:p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>}</text:p>
      <text:h text:style-name="Heading_20_4" text:outline-level="4">app/Operations/Schedule/RangeDat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DateTime;</text:p>
      <text:p text:style-name="Preformatted_20_Text"/>
      <text:p text:style-name="Preformatted_20_Text">class RangeDate</text:p>
      <text:p text:style-name="Preformatted_20_Text">{</text:p>
      <text:p text:style-name="Preformatted_20_Text"><text:s text:c="4"/>private DateTime $start;</text:p>
      <text:p text:style-name="Preformatted_20_Text"><text:s text:c="4"/>private DateTime $end;</text:p>
      <text:p text:style-name="Preformatted_20_Text"/>
      <text:p text:style-name="Preformatted_20_Text"><text:s text:c="4"/>public function __construct(</text:p>
      <text:p text:style-name="Preformatted_20_Text"><text:s text:c="8"/>DateTime $start,</text:p>
      <text:p text:style-name="Preformatted_20_Text"><text:s text:c="8"/>DateTime $end</text:p>
      <text:p text:style-name="Preformatted_20_Text"><text:soft-page-break/><text:s text:c="4"/>) {</text:p>
      <text:p text:style-name="Preformatted_20_Text"><text:s text:c="8"/>$this-&gt;start = $start;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ublic static function createFromStrings(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: self {</text:p>
      <text:p text:style-name="Preformatted_20_Text"><text:s text:c="8"/>return new RangeDate(</text:p>
      <text:p text:style-name="Preformatted_20_Text"><text:s text:c="12"/>new \DateTime($start_date),</text:p>
      <text:p text:style-name="Preformatted_20_Text"><text:s text:c="12"/>new \DateTime($end_date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getStart(): DateTime</text:p>
      <text:p text:style-name="Preformatted_20_Text"><text:s text:c="4"/>{</text:p>
      <text:p text:style-name="Preformatted_20_Text"><text:s text:c="8"/>return clone $this-&gt;start;</text:p>
      <text:p text:style-name="Preformatted_20_Text"><text:s text:c="4"/>}</text:p>
      <text:p text:style-name="Preformatted_20_Text"/>
      <text:p text:style-name="Preformatted_20_Text"><text:s text:c="4"/>public function getEnd(): DateTime</text:p>
      <text:p text:style-name="Preformatted_20_Text"><text:s text:c="4"/>{</text:p>
      <text:p text:style-name="Preformatted_20_Text"><text:s text:c="8"/>return clone $this-&gt;end;</text:p>
      <text:p text:style-name="Preformatted_20_Text"><text:s text:c="4"/>}</text:p>
      <text:p text:style-name="Preformatted_20_Text"/>
      <text:p text:style-name="Preformatted_20_Text"><text:s text:c="4"/>public function setStart(DateTime $start): void</text:p>
      <text:p text:style-name="Preformatted_20_Text"><text:s text:c="4"/>{</text:p>
      <text:p text:style-name="Preformatted_20_Text"><text:s text:c="8"/>$this-&gt;start = $start;</text:p>
      <text:p text:style-name="Preformatted_20_Text"><text:s text:c="8"/>$this-&gt;checkStartEndDate();</text:p>
      <text:p text:style-name="Preformatted_20_Text"><text:s text:c="4"/>}</text:p>
      <text:p text:style-name="Preformatted_20_Text"><text:soft-page-break/></text:p>
      <text:p text:style-name="Preformatted_20_Text"><text:s text:c="4"/>public function setEnd(DateTime $end): void</text:p>
      <text:p text:style-name="Preformatted_20_Text"><text:s text:c="4"/>{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rivate function checkStartEndDate(): void</text:p>
      <text:p text:style-name="Preformatted_20_Text"><text:s text:c="4"/>{</text:p>
      <text:p text:style-name="Preformatted_20_Text"><text:s text:c="8"/>if ($this-&gt;start &gt; $this-&gt;end)</text:p>
      <text:p text:style-name="Preformatted_20_Text"><text:s text:c="8"/>{</text:p>
      <text:p text:style-name="Preformatted_20_Text"><text:s text:c="12"/>$this-&gt;exceptionStartAfterEnd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exceptionStartAfterEnd(): void</text:p>
      <text:p text:style-name="Preformatted_20_Text"><text:s text:c="4"/>{</text:p>
      <text:p text:style-name="Preformatted_20_Text"><text:s text:c="8"/>$startStr = $this-&gt;start-&gt;format('Y-n-j G:i:s');</text:p>
      <text:p text:style-name="Preformatted_20_Text"><text:s text:c="8"/>$endStr = $this-&gt;end-&gt;format('Y-n-j G:i:s');</text:p>
      <text:p text:style-name="Preformatted_20_Text"><text:s text:c="8"/>throw new \Exception(</text:p>
      <text:p text:style-name="Preformatted_20_Text"><text:s text:c="12"/>"Start ($startStr) must be before end ($endStr)."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intersection(self $range): self</text:p>
      <text:p text:style-name="Preformatted_20_Text"><text:s text:c="4"/>{</text:p>
      <text:p text:style-name="Preformatted_20_Text"><text:s text:c="8"/>$start = max($this-&gt;start, $range-&gt;start);</text:p>
      <text:p text:style-name="Preformatted_20_Text"><text:s text:c="8"/>$end = min($this-&gt;end, $range-&gt;end);</text:p>
      <text:p text:style-name="Preformatted_20_Text"><text:s text:c="8"/>return new self($start, $end);</text:p>
      <text:p text:style-name="Preformatted_20_Text"><text:s text:c="4"/>}</text:p>
      <text:p text:style-name="Preformatted_20_Text"/>
      <text:p text:style-name="Preformatted_20_Text"><text:soft-page-break/><text:s text:c="4"/>public function iterator(): \Generator</text:p>
      <text:p text:style-name="Preformatted_20_Text"><text:s text:c="4"/>{</text:p>
      <text:p text:style-name="Preformatted_20_Text"><text:s text:c="8"/>for (</text:p>
      <text:p text:style-name="Preformatted_20_Text"><text:s text:c="12"/>$date = clone $this-&gt;start;</text:p>
      <text:p text:style-name="Preformatted_20_Text"><text:s text:c="12"/>$date &lt;= $this-&gt;end;</text:p>
      <text:p text:style-name="Preformatted_20_Text"><text:s text:c="12"/>$date-&gt;add(new \DateInterval('P1D'))</text:p>
      <text:p text:style-name="Preformatted_20_Text"><text:s text:c="8"/>) {</text:p>
      <text:p text:style-name="Preformatted_20_Text"><text:s text:c="12"/>yield $date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RangeDaysModifier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RangeDaysModifier</text:p>
      <text:p text:style-name="Preformatted_20_Text">{</text:p>
      <text:p text:style-name="Preformatted_20_Text"><text:s text:c="4"/>public RangeDate $range;</text:p>
      <text:p text:style-name="Preformatted_20_Text"/>
      <text:p text:style-name="Preformatted_20_Text"><text:s text:c="4"/>public Modifier $modifier;</text:p>
      <text:p text:style-name="Preformatted_20_Text"/>
      <text:p text:style-name="Preformatted_20_Text"><text:s text:c="4"/>static function create(</text:p>
      <text:p text:style-name="Preformatted_20_Text"><text:s text:c="8"/>string $start_date,</text:p>
      <text:p text:style-name="Preformatted_20_Text"><text:s text:c="8"/>string $end_date,</text:p>
      <text:p text:style-name="Preformatted_20_Text"><text:s text:c="8"/>string $type,</text:p>
      <text:p text:style-name="Preformatted_20_Text"><text:s text:c="8"/>string $info</text:p>
      <text:p text:style-name="Preformatted_20_Text"><text:s text:c="4"/>): self</text:p>
      <text:p text:style-name="Preformatted_20_Text"><text:soft-page-break/><text:s text:c="4"/>{</text:p>
      <text:p text:style-name="Preformatted_20_Text"><text:s text:c="8"/>$rdm = new self();</text:p>
      <text:p text:style-name="Preformatted_20_Text"><text:s text:c="8"/>$rdm-&gt;range = RangeDate::createFromStrings($start_date, $end_date);</text:p>
      <text:p text:style-name="Preformatted_20_Text"><text:s text:c="8"/>$manager = new ManagerModifier();</text:p>
      <text:p text:style-name="Preformatted_20_Text"><text:s text:c="8"/>$rdm-&gt;modifier = $manager-&gt;createModifierByType($type, $info);</text:p>
      <text:p text:style-name="Preformatted_20_Text"><text:s text:c="8"/>return $rdm;</text:p>
      <text:p text:style-name="Preformatted_20_Text"><text:s text:c="4"/>}</text:p>
      <text:p text:style-name="Preformatted_20_Text">}</text:p>
      <text:h text:style-name="Heading_20_4" text:outline-level="4">app/Operations/Schedule/Schedul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RangeDaysModifier;</text:p>
      <text:p text:style-name="Preformatted_20_Text"/>
      <text:p text:style-name="Preformatted_20_Text">class Schedule</text:p>
      <text:p text:style-name="Preformatted_20_Text">{</text:p>
      <text:p text:style-name="Preformatted_20_Text"><text:s text:c="4"/>private $range;</text:p>
      <text:p text:style-name="Preformatted_20_Text"><text:s text:c="4"/>private $days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initDays();</text:p>
      <text:p text:style-name="Preformatted_20_Text"><text:s text:c="4"/>}</text:p>
      <text:p text:style-name="Preformatted_20_Text"/>
      <text:p text:style-name="Preformatted_20_Text"><text:s text:c="4"/>private function initDays()</text:p>
      <text:p text:style-name="Preformatted_20_Text"><text:s text:c="4"/>{</text:p>
      <text:p text:style-name="Preformatted_20_Text"><text:s text:c="8"/>foreach ($this-&gt;range-&gt;iterator() as $day)</text:p>
      <text:p text:style-name="Preformatted_20_Text"><text:s text:c="8"/>{</text:p>
      <text:p text:style-name="Preformatted_20_Text"><text:s text:c="12"/>$this-&gt;days[$day-&gt;format('Y-m-d')] = new Day($day);</text:p>
      <text:p text:style-name="Preformatted_20_Text"><text:soft-page-break/><text:s text:c="8"/>}</text:p>
      <text:p text:style-name="Preformatted_20_Text"><text:s text:c="4"/>}</text:p>
      <text:p text:style-name="Preformatted_20_Text"/>
      <text:p text:style-name="Preformatted_20_Text"><text:s text:c="4"/>public function applyRangeModifier(RangeDaysModifier $rangeModifier)</text:p>
      <text:p text:style-name="Preformatted_20_Text"><text:s text:c="4"/>{</text:p>
      <text:p text:style-name="Preformatted_20_Text"><text:s text:c="8"/>$range = $rangeModifier-&gt;range-&gt;intersection($this-&gt;range);</text:p>
      <text:p text:style-name="Preformatted_20_Text"><text:s text:c="8"/>foreach ($range-&gt;iterator() as $day)</text:p>
      <text:p text:style-name="Preformatted_20_Text"><text:s text:c="8"/>{</text:p>
      <text:p text:style-name="Preformatted_20_Text"><text:s text:c="12"/>$this-&gt;days[$day-&gt;format('Y-m-d')]</text:p>
      <text:p text:style-name="Preformatted_20_Text"><text:s text:c="16"/>-&gt;addModifier($rangeModifier-&gt;modifier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Days()</text:p>
      <text:p text:style-name="Preformatted_20_Text"><text:s text:c="4"/>{</text:p>
      <text:p text:style-name="Preformatted_20_Text"><text:s text:c="8"/>return $this-&gt;days;</text:p>
      <text:p text:style-name="Preformatted_20_Text"><text:s text:c="4"/>}</text:p>
      <text:p text:style-name="Preformatted_20_Text"/>
      <text:p text:style-name="Preformatted_20_Text"><text:s text:c="4"/>public function clone(): self</text:p>
      <text:p text:style-name="Preformatted_20_Text"><text:s text:c="4"/>{</text:p>
      <text:p text:style-name="Preformatted_20_Text"><text:s text:c="8"/>$newSchedule = new self($this-&gt;range);</text:p>
      <text:p text:style-name="Preformatted_20_Text"><text:s text:c="8"/>$newSchedule-&gt;days = array_map(fn($day)=&gt;clone $day, $this-&gt;days);</text:p>
      <text:p text:style-name="Preformatted_20_Text"><text:s text:c="8"/>return $newSchedule;</text:p>
      <text:p text:style-name="Preformatted_20_Text"><text:s text:c="4"/>}</text:p>
      <text:p text:style-name="Preformatted_20_Text">}</text:p>
      <text:h text:style-name="Heading_20_4" text:outline-level="4">composer.json</text:h>
      <text:p text:style-name="Preformatted_20_Text">{</text:p>
      <text:p text:style-name="Preformatted_20_Text"><text:s text:c="4"/>"name": "laravel/laravel",</text:p>
      <text:p text:style-name="Preformatted_20_Text"><text:soft-page-break/><text:s text:c="4"/>"type": "project",</text:p>
      <text:p text:style-name="Preformatted_20_Text"><text:s text:c="4"/>"description": "The Laravel Framework.",</text:p>
      <text:p text:style-name="Preformatted_20_Text"><text:s text:c="4"/>"keywords": ["framework", "laravel"],</text:p>
      <text:p text:style-name="Preformatted_20_Text"><text:s text:c="4"/>"license": "MIT",</text:p>
      <text:p text:style-name="Preformatted_20_Text"><text:s text:c="4"/>"require": {</text:p>
      <text:p text:style-name="Preformatted_20_Text"><text:s text:c="8"/>"php": "^8.0.2",</text:p>
      <text:p text:style-name="Preformatted_20_Text"><text:s text:c="8"/>"adldap2/adldap2-laravel": "^6.1",</text:p>
      <text:p text:style-name="Preformatted_20_Text"><text:s text:c="8"/>"fruitcake/laravel-cors": "^2.0.5",</text:p>
      <text:p text:style-name="Preformatted_20_Text"><text:s text:c="8"/>"guzzlehttp/guzzle": "^7.2",</text:p>
      <text:p text:style-name="Preformatted_20_Text"><text:s text:c="8"/>"kirschbaum-development/eloquent-power-joins": "^2.6.2",</text:p>
      <text:p text:style-name="Preformatted_20_Text"><text:s text:c="8"/>"laravel/framework": "^9.0",</text:p>
      <text:p text:style-name="Preformatted_20_Text"><text:s text:c="8"/>"laravel/sanctum": "^2.14",</text:p>
      <text:p text:style-name="Preformatted_20_Text"><text:s text:c="8"/>"laravel/tinker": "^2.7"</text:p>
      <text:p text:style-name="Preformatted_20_Text"><text:s text:c="4"/>},</text:p>
      <text:p text:style-name="Preformatted_20_Text"><text:s text:c="4"/>"require-dev": {</text:p>
      <text:p text:style-name="Preformatted_20_Text"><text:s text:c="8"/>"fakerphp/faker": "^1.9.1",</text:p>
      <text:p text:style-name="Preformatted_20_Text"><text:s text:c="8"/>"knuckleswtf/scribe": "^3.24",</text:p>
      <text:p text:style-name="Preformatted_20_Text"><text:s text:c="8"/>"laravel/sail": "^1.0.1",</text:p>
      <text:p text:style-name="Preformatted_20_Text"><text:s text:c="8"/>"mockery/mockery": "^1.4.4",</text:p>
      <text:p text:style-name="Preformatted_20_Text"><text:s text:c="8"/>"nunomaduro/collision": "^6.1",</text:p>
      <text:p text:style-name="Preformatted_20_Text"><text:s text:c="8"/>"phpunit/phpunit": "^9.5.10",</text:p>
      <text:p text:style-name="Preformatted_20_Text"><text:s text:c="8"/>"spatie/laravel-ignition": "^1.0"</text:p>
      <text:p text:style-name="Preformatted_20_Text"><text:s text:c="4"/>},</text:p>
      <text:p text:style-name="Preformatted_20_Text"><text:s text:c="4"/>"autoload": {</text:p>
      <text:p text:style-name="Preformatted_20_Text"><text:s text:c="8"/>"psr-4": {</text:p>
      <text:p text:style-name="Preformatted_20_Text"><text:s text:c="12"/>"App\\": "app/",</text:p>
      <text:p text:style-name="Preformatted_20_Text"><text:s text:c="12"/>"Database\\Factories\\": "database/factories/",</text:p>
      <text:p text:style-name="Preformatted_20_Text"><text:s text:c="12"/>"Database\\Seeders\\": "database/seeders/"</text:p>
      <text:p text:style-name="Preformatted_20_Text"><text:s text:c="8"/>}</text:p>
      <text:p text:style-name="Preformatted_20_Text"><text:s text:c="4"/>},</text:p>
      <text:p text:style-name="Preformatted_20_Text"><text:s text:c="4"/>"autoload-dev": {</text:p>
      <text:p text:style-name="Preformatted_20_Text"><text:soft-page-break/><text:s text:c="8"/>"psr-4": {</text:p>
      <text:p text:style-name="Preformatted_20_Text"><text:s text:c="12"/>"Tests\\": "tests/"</text:p>
      <text:p text:style-name="Preformatted_20_Text"><text:s text:c="8"/>}</text:p>
      <text:p text:style-name="Preformatted_20_Text"><text:s text:c="4"/>},</text:p>
      <text:p text:style-name="Preformatted_20_Text"><text:s text:c="4"/>"scripts": {</text:p>
      <text:p text:style-name="Preformatted_20_Text"><text:s text:c="8"/>"post-autoload-dump": [</text:p>
      <text:p text:style-name="Preformatted_20_Text"><text:s text:c="12"/>"Illuminate\\Foundation\\ComposerScripts::postAutoloadDump",</text:p>
      <text:p text:style-name="Preformatted_20_Text"><text:s text:c="12"/>"@php artisan package:discover --ansi"</text:p>
      <text:p text:style-name="Preformatted_20_Text"><text:s text:c="8"/>],</text:p>
      <text:p text:style-name="Preformatted_20_Text"><text:s text:c="8"/>"post-update-cmd": [</text:p>
      <text:p text:style-name="Preformatted_20_Text"><text:s text:c="12"/>"@php artisan vendor:publish --tag=laravel-assets --ansi --force"</text:p>
      <text:p text:style-name="Preformatted_20_Text"><text:s text:c="8"/>],</text:p>
      <text:p text:style-name="Preformatted_20_Text"><text:s text:c="8"/>"post-root-package-install": [</text:p>
      <text:p text:style-name="Preformatted_20_Text"><text:s text:c="12"/>"@php -r \"file_exists('.env') || copy('.env.example', '.env');\""</text:p>
      <text:p text:style-name="Preformatted_20_Text"><text:s text:c="8"/>],</text:p>
      <text:p text:style-name="Preformatted_20_Text"><text:s text:c="8"/>"post-create-project-cmd": [</text:p>
      <text:p text:style-name="Preformatted_20_Text"><text:s text:c="12"/>"@php artisan key:generate --ansi"</text:p>
      <text:p text:style-name="Preformatted_20_Text"><text:s text:c="8"/>]</text:p>
      <text:p text:style-name="Preformatted_20_Text"><text:s text:c="4"/>},</text:p>
      <text:p text:style-name="Preformatted_20_Text"><text:s text:c="4"/>"extra": {</text:p>
      <text:p text:style-name="Preformatted_20_Text"><text:s text:c="8"/>"laravel": {</text:p>
      <text:p text:style-name="Preformatted_20_Text"><text:s text:c="12"/>"dont-discover": []</text:p>
      <text:p text:style-name="Preformatted_20_Text"><text:s text:c="8"/>}</text:p>
      <text:p text:style-name="Preformatted_20_Text"><text:s text:c="4"/>},</text:p>
      <text:p text:style-name="Preformatted_20_Text"><text:s text:c="4"/>"config": {</text:p>
      <text:p text:style-name="Preformatted_20_Text"><text:s text:c="8"/>"optimize-autoloader": true,</text:p>
      <text:p text:style-name="Preformatted_20_Text"><text:s text:c="8"/>"preferred-install": "dist",</text:p>
      <text:p text:style-name="Preformatted_20_Text"><text:s text:c="8"/>"sort-packages": true</text:p>
      <text:p text:style-name="Preformatted_20_Text"><text:s text:c="4"/>},</text:p>
      <text:p text:style-name="Preformatted_20_Text"><text:s text:c="4"/>"minimum-stability": "dev",</text:p>
      <text:p text:style-name="Preformatted_20_Text"><text:s text:c="4"/>"prefer-stable": true</text:p>
      <text:p text:style-name="Preformatted_20_Text"><text:soft-page-break/>}</text:p>
      <text:h text:style-name="Heading_20_4" text:outline-level="4">database/factories/BlogRecord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ailyBlog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BlogRecord&gt;</text:p>
      <text:p text:style-name="Preformatted_20_Text"><text:s/>*/</text:p>
      <text:p text:style-name="Preformatted_20_Text">class BlogRecord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blog_id' =&gt; DailyBlog::factory(),</text:p>
      <text:p text:style-name="Preformatted_20_Text"><text:s text:c="12"/>'project_id' =&gt; Project::factory(),</text:p>
      <text:p text:style-name="Preformatted_20_Text"><text:s text:c="12"/>'time' =&gt; rand(0,100)/10,</text:p>
      <text:p text:style-name="Preformatted_20_Text"><text:s text:c="12"/>'type' =&gt; $this-&gt;faker-&gt;randomElement([</text:p>
      <text:p text:style-name="Preformatted_20_Text"><text:s text:c="16"/>'Bug Fixing',</text:p>
      <text:p text:style-name="Preformatted_20_Text"><text:s text:c="16"/>'Development',</text:p>
      <text:p text:style-name="Preformatted_20_Text"><text:soft-page-break/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,</text:p>
      <text:p text:style-name="Preformatted_20_Text"><text:s text:c="12"/>'description' =&gt; $this-&gt;faker-&gt;text(),</text:p>
      <text:p text:style-name="Preformatted_20_Text"><text:s text:c="12"/>'plan_notify' =&gt; $this-&gt;faker-&gt;randomElement(['0', '1']),</text:p>
      <text:p text:style-name="Preformatted_20_Text"><text:s text:c="12"/>'plan_notify_date' =&gt; $this-&gt;faker-&gt;date(),</text:p>
      <text:p text:style-name="Preformatted_20_Text"><text:s text:c="12"/>'dt' =&gt; $this-&gt;faker-&gt;dateTim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Custom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Customer&gt;</text:p>
      <text:p text:style-name="Preformatted_20_Text"><text:s/>*/</text:p>
      <text:p text:style-name="Preformatted_20_Text">class Custom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oft-page-break/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contact' =&gt; 'email: ' . $this-&gt;faker-&gt;email(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ai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eeklyBlog;</text:p>
      <text:p text:style-name="Preformatted_20_Text"/>
      <text:p text:style-name="Preformatted_20_Text">/**</text:p>
      <text:p text:style-name="Preformatted_20_Text"><text:s/>* @extends \Illuminate\Database\Eloquent\Factories\Factory&lt;\App\Models\DailyBlog&gt;</text:p>
      <text:p text:style-name="Preformatted_20_Text"><text:s/>*/</text:p>
      <text:p text:style-name="Preformatted_20_Text">class DailyBlog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oft-page-break/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eek_blog_id' =&gt; WeeklyBlog::factory(),</text:p>
      <text:p text:style-name="Preformatted_20_Text"><text:s text:c="12"/>'date' =&gt; $this-&gt;faker-&gt;date(),</text:p>
      <text:p text:style-name="Preformatted_20_Text"><text:s text:c="12"/>'filled' =&gt; rand(0, 127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epartmen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Department&gt;</text:p>
      <text:p text:style-name="Preformatted_20_Text"><text:s/>*/</text:p>
      <text:p text:style-name="Preformatted_20_Text">class Departmen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oft-page-break/><text:s text:c="12"/>'name' =&gt; $this-&gt;faker-&gt;words(asText: true),</text:p>
      <text:p text:style-name="Preformatted_20_Text"><text:s text:c="12"/>'description' =&gt; $this-&gt;faker-&gt;text(),</text:p>
      <text:p text:style-name="Preformatted_20_Text"><text:s text:c="12"/>'ordinal' =&gt; rand(0, 65535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Projec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Customer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Project&gt;</text:p>
      <text:p text:style-name="Preformatted_20_Text"><text:s/>*/</text:p>
      <text:p text:style-name="Preformatted_20_Text">class Projec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oft-page-break/><text:s text:c="12"/>'description' =&gt; $this-&gt;faker-&gt;text(),</text:p>
      <text:p text:style-name="Preformatted_20_Text"><text:s text:c="12"/>'status' =&gt; $this-&gt;faker-&gt;randomElement(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,</text:p>
      <text:p text:style-name="Preformatted_20_Text"><text:s text:c="12"/>'customer_id' =&gt; Customer::factory(),</text:p>
      <text:p text:style-name="Preformatted_20_Text"><text:s text:c="12"/>'parent_id' =&gt; null,</text:p>
      <text:p text:style-name="Preformatted_20_Text"><text:s text:c="12"/>'email' =&gt; $this-&gt;faker-&gt;email(),</text:p>
      <text:p text:style-name="Preformatted_20_Text"><text:s text:c="12"/>'reportable' =&gt; rand(0, 127),</text:p>
      <text:p text:style-name="Preformatted_20_Text"><text:s text:c="12"/>'report_day' =&gt; $this-&gt;faker-&gt;dayOfWeek(),</text:p>
      <text:p text:style-name="Preformatted_20_Text"><text:s text:c="12"/>'report_time' =&gt; $this-&gt;faker-&gt;time(),</text:p>
      <text:p text:style-name="Preformatted_20_Text"><text:s text:c="12"/>'note' =&gt; $this-&gt;faker-&gt;text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Us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User;</text:p>
      <text:p text:style-name="Preformatted_20_Text"/>
      <text:p text:style-name="Preformatted_20_Text">/**</text:p>
      <text:p text:style-name="Preformatted_20_Text"><text:s/>* @extends \Illuminate\Database\Eloquent\Factories\Factory&lt;\App\Models\User&gt;</text:p>
      <text:p text:style-name="Preformatted_20_Text"><text:s/>*/</text:p>
      <text:p text:style-name="Preformatted_20_Text"><text:soft-page-break/>class UserFactory extends Factory</text:p>
      <text:p text:style-name="Preformatted_20_Text">{</text:p>
      <text:p text:style-name="Preformatted_20_Text"><text:s text:c="4"/>protected $model = User::class;</text:p>
      <text:p text:style-name="Preformatted_20_Text"/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&lt;string, mixed&gt;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password' =&gt; $this-&gt;faker-&gt;sha256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<text:soft-page-break/>class Vacation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type' =&gt; $this-&gt;faker-&gt;randomElement(['Official','Real','Work']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Official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oft-page-break/><text:s/>*/</text:p>
      <text:p text:style-name="Preformatted_20_Text">class VacationOfficial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eek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orker;</text:p>
      <text:p text:style-name="Preformatted_20_Text"/>
      <text:p text:style-name="Preformatted_20_Text">/**</text:p>
      <text:p text:style-name="Preformatted_20_Text"><text:s/>* @extends \Illuminate\Database\Eloquent\Factories\Factory&lt;\App\Models\WeeklyBlog&gt;</text:p>
      <text:p text:style-name="Preformatted_20_Text"><text:s/>*/</text:p>
      <text:p text:style-name="Preformatted_20_Text">class WeeklyBlogFactory extends Factory</text:p>
      <text:p text:style-name="Preformatted_20_Text"><text:soft-page-break/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this-&gt;faker-&gt;date(),</text:p>
      <text:p text:style-name="Preformatted_20_Text"><text:s text:c="12"/>'end_date' =&gt; $this-&gt;faker-&gt;dat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ork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epartment;</text:p>
      <text:p text:style-name="Preformatted_20_Text"/>
      <text:p text:style-name="Preformatted_20_Text">/**</text:p>
      <text:p text:style-name="Preformatted_20_Text"><text:s/>* @extends \Illuminate\Database\Eloquent\Factories\Factory&lt;\App\Models\Worker&gt;</text:p>
      <text:p text:style-name="Preformatted_20_Text"><text:s/>*/</text:p>
      <text:p text:style-name="Preformatted_20_Text">class WorkerFactory extends Factory</text:p>
      <text:p text:style-name="Preformatted_20_Text">{</text:p>
      <text:p text:style-name="Preformatted_20_Text"><text:s text:c="4"/>/**</text:p>
      <text:p text:style-name="Preformatted_20_Text"><text:soft-page-break/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name' =&gt; $this-&gt;faker-&gt;name(),</text:p>
      <text:p text:style-name="Preformatted_20_Text"><text:s text:c="12"/>'birthday' =&gt; $this-&gt;faker-&gt;date(max: '2006-01-01'),</text:p>
      <text:p text:style-name="Preformatted_20_Text"><text:s text:c="12"/>'role' =&gt; $this-&gt;faker-&gt;words(asText: true),</text:p>
      <text:p text:style-name="Preformatted_20_Text"><text:s text:c="12"/>'email' =&gt; $this-&gt;faker-&gt;email(),</text:p>
      <text:p text:style-name="Preformatted_20_Text"><text:s text:c="12"/>'department_id' =&gt; Department::factory(),</text:p>
      <text:p text:style-name="Preformatted_20_Text"><text:s text:c="12"/>'department_lead' =&gt; rand(0, 255),</text:p>
      <text:p text:style-name="Preformatted_20_Text"><text:s text:c="12"/>'image_small' =&gt; '',</text:p>
      <text:p text:style-name="Preformatted_20_Text"><text:s text:c="12"/>'image_big' =&gt; '',</text:p>
      <text:p text:style-name="Preformatted_20_Text"><text:s text:c="12"/>'old_domain_pass' =&gt; $this-&gt;faker-&gt;password(),</text:p>
      <text:p text:style-name="Preformatted_20_Text"><text:s text:c="12"/>'enabled' =&gt; rand(0, 255),</text:p>
      <text:p text:style-name="Preformatted_20_Text"><text:s text:c="12"/>'company' =&gt; $this-&gt;faker-&gt;randomElement(['ТС', 'Р']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migrations/2014_10_12_000000_create_user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<text:soft-page-break/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users', function (Blueprint $table) {</text:p>
      <text:p text:style-name="Preformatted_20_Text"><text:s text:c="12"/>$table-&gt;id();</text:p>
      <text:p text:style-name="Preformatted_20_Text"/>
      <text:p text:style-name="Preformatted_20_Text"><text:s text:c="12"/>$table-&gt;string('objectguid')-&gt;nullable(); // For Adldap2.</text:p>
      <text:p text:style-name="Preformatted_20_Text"><text:s text:c="12"/>$table-&gt;string('nick', 15)-&gt;unique();</text:p>
      <text:p text:style-name="Preformatted_20_Text"><text:s text:c="12"/>$table-&gt;string('password');</text:p>
      <text:p text:style-name="Preformatted_20_Text"/>
      <text:p text:style-name="Preformatted_20_Text"><text:s text:c="12"/>$table-&gt;rememberToken();</text:p>
      <text:p text:style-name="Preformatted_20_Text"><text:s text:c="12"/>$table-&gt;timestamps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users');</text:p>
      <text:p text:style-name="Preformatted_20_Text"><text:s text:c="4"/>}</text:p>
      <text:p text:style-name="Preformatted_20_Text">};</text:p>
      <text:h text:style-name="Heading_20_4" text:outline-level="4"><text:soft-page-break/>database/migrations/2022_02_20_082301_create_department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epartmen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description', 255)-&gt;nullable();</text:p>
      <text:p text:style-name="Preformatted_20_Text"><text:s text:c="12"/>$table-&gt;smallInteger('ordinal', unsigned: true)-&gt;default(0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department');</text:p>
      <text:p text:style-name="Preformatted_20_Text"><text:s text:c="4"/>}</text:p>
      <text:p text:style-name="Preformatted_20_Text">};</text:p>
      <text:h text:style-name="Heading_20_4" text:outline-level="4">database/migrations/2022_02_20_101240_create_work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orker', function (Blueprint $table) {</text:p>
      <text:p text:style-name="Preformatted_20_Text"><text:s text:c="12"/>$table-&gt;string('nick', 15)-&gt;primary();</text:p>
      <text:p text:style-name="Preformatted_20_Text"><text:s text:c="12"/>$table-&gt;string('name', 255)-&gt;default('');</text:p>
      <text:p text:style-name="Preformatted_20_Text"><text:s text:c="12"/>$table-&gt;date('birthday')-&gt;nullable();</text:p>
      <text:p text:style-name="Preformatted_20_Text"><text:s text:c="12"/>$table-&gt;string('role', 255)-&gt;nullable();</text:p>
      <text:p text:style-name="Preformatted_20_Text"><text:s text:c="12"/>$table-&gt;string('email', 50)-&gt;nullable();</text:p>
      <text:p text:style-name="Preformatted_20_Text"><text:s text:c="12"/>$table-&gt;smallInteger('department_id', unsigned: true)-&gt;nullable();</text:p>
      <text:p text:style-name="Preformatted_20_Text"><text:s text:c="12"/>$table-&gt;tinyInteger('department_lead', unsigned: true)</text:p>
      <text:p text:style-name="Preformatted_20_Text"><text:s text:c="16"/>-&gt;default('0')</text:p>
      <text:p text:style-name="Preformatted_20_Text"><text:soft-page-break/><text:s text:c="16"/>-&gt;nullable();</text:p>
      <text:p text:style-name="Preformatted_20_Text"><text:s text:c="12"/>$table-&gt;string('image_small', 255)-&gt;nullable();</text:p>
      <text:p text:style-name="Preformatted_20_Text"><text:s text:c="12"/>$table-&gt;string('image_big', 255)-&gt;nullable();</text:p>
      <text:p text:style-name="Preformatted_20_Text"><text:s text:c="12"/>$table-&gt;string('old_domain_pass', 40)-&gt;nullable();</text:p>
      <text:p text:style-name="Preformatted_20_Text"><text:s text:c="12"/>$table-&gt;tinyInteger('enabled', unsigned: true)-&gt;default(1);</text:p>
      <text:p text:style-name="Preformatted_20_Text"><text:s text:c="12"/>$table-&gt;string('company', 10)-&gt;default('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orker');</text:p>
      <text:p text:style-name="Preformatted_20_Text"><text:s text:c="4"/>}</text:p>
      <text:p text:style-name="Preformatted_20_Text">};</text:p>
      <text:h text:style-name="Heading_20_4" text:outline-level="4">database/migrations/2022_02_20_101254_create_project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projec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text('description')-&gt;nullable();</text:p>
      <text:p text:style-name="Preformatted_20_Text"><text:s text:c="12"/>$table-&gt;enum('status', 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-&gt;default('investigation');</text:p>
      <text:p text:style-name="Preformatted_20_Text"><text:s text:c="12"/>$table-&gt;integer('customer_id', unsigned: true)-&gt;default(0);</text:p>
      <text:p text:style-name="Preformatted_20_Text"><text:s text:c="12"/>$table-&gt;integer('parent_id', unsigned: true)-&gt;nullable();</text:p>
      <text:p text:style-name="Preformatted_20_Text"><text:s text:c="12"/>$table-&gt;string('email', 100)-&gt;nullable();</text:p>
      <text:p text:style-name="Preformatted_20_Text"><text:s text:c="12"/>$table-&gt;tinyInteger('reportable')-&gt;default(0)-&gt;nullable();</text:p>
      <text:p text:style-name="Preformatted_20_Text"><text:s text:c="12"/>$table-&gt;string('report_day', 10)-&gt;nullable();</text:p>
      <text:p text:style-name="Preformatted_20_Text"><text:s text:c="12"/>$table-&gt;time('report_time')-&gt;nullable();</text:p>
      <text:p text:style-name="Preformatted_20_Text"><text:s text:c="12"/>$table-&gt;text('note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project');</text:p>
      <text:p text:style-name="Preformatted_20_Text"><text:s text:c="4"/>}</text:p>
      <text:p text:style-name="Preformatted_20_Text">};</text:p>
      <text:h text:style-name="Heading_20_4" text:outline-level="4">database/migrations/2022_02_20_101257_create_weekly_blog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>use Carbon\Carbon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eekly_blog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unique(['start_date', 'end_date', 'worker_nick'], 'uniq');</text:p>
      <text:p text:style-name="Preformatted_20_Text"><text:s text:c="8"/>});</text:p>
      <text:p text:style-name="Preformatted_20_Text"><text:s text:c="4"/>}</text:p>
      <text:p text:style-name="Preformatted_20_Text"><text:soft-page-break/></text:p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eekly_blog');</text:p>
      <text:p text:style-name="Preformatted_20_Text"><text:s text:c="4"/>}</text:p>
      <text:p text:style-name="Preformatted_20_Text">};</text:p>
      <text:h text:style-name="Heading_20_4" text:outline-level="4">database/migrations/2022_02_20_101300_create_daily_blog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aily_blog', function (Blueprint $table) {</text:p>
      <text:p text:style-name="Preformatted_20_Text"><text:s text:c="12"/>$table-&gt;id();</text:p>
      <text:p text:style-name="Preformatted_20_Text"><text:soft-page-break/><text:s text:c="12"/>$table-&gt;integer('week_blog_id', unsigned: true)-&gt;default(0);</text:p>
      <text:p text:style-name="Preformatted_20_Text"><text:s text:c="12"/>$table-&gt;date('date')-&gt;default(Carbon::create());</text:p>
      <text:p text:style-name="Preformatted_20_Text"><text:s text:c="12"/>$table-&gt;tinyInteger('filled')-&gt;default(0)-&gt;nullable();</text:p>
      <text:p text:style-name="Preformatted_20_Text"><text:s text:c="12"/>$table-&gt;unique(['date', 'week_blog_id'], 'date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daily_blog');</text:p>
      <text:p text:style-name="Preformatted_20_Text"><text:s text:c="4"/>}</text:p>
      <text:p text:style-name="Preformatted_20_Text">};</text:p>
      <text:h text:style-name="Heading_20_4" text:outline-level="4">database/migrations/2022_02_20_101303_create_blog_record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blog_record', function (Blueprint $table) {</text:p>
      <text:p text:style-name="Preformatted_20_Text"><text:s text:c="12"/>$table-&gt;id();</text:p>
      <text:p text:style-name="Preformatted_20_Text"><text:s text:c="12"/>$table-&gt;integer('blog_id', unsigned: true)-&gt;default(0);</text:p>
      <text:p text:style-name="Preformatted_20_Text"><text:s text:c="12"/>$table-&gt;integer('project_id', unsigned: true)-&gt;default(0);</text:p>
      <text:p text:style-name="Preformatted_20_Text"><text:s text:c="12"/>$table-&gt;float('time', 3, 1)-&gt;default(0);</text:p>
      <text:p text:style-name="Preformatted_20_Text"><text:s text:c="12"/>$table-&gt;enum('type', 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-&gt;nullable();</text:p>
      <text:p text:style-name="Preformatted_20_Text"><text:s text:c="12"/>$table-&gt;text('description') ;</text:p>
      <text:p text:style-name="Preformatted_20_Text"><text:s text:c="12"/>$table-&gt;enum('plan_notify', ['0','1'])-&gt;default('0')-&gt;nullable();</text:p>
      <text:p text:style-name="Preformatted_20_Text"><text:s text:c="12"/>$table-&gt;date('plan_notify_date')-&gt;nullable();</text:p>
      <text:p text:style-name="Preformatted_20_Text"><text:s text:c="12"/>$table-&gt;dateTime('dt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blog_record');</text:p>
      <text:p text:style-name="Preformatted_20_Text"><text:s text:c="4"/>}</text:p>
      <text:p text:style-name="Preformatted_20_Text">};</text:p>
      <text:h text:style-name="Heading_20_4" text:outline-level="4">database/migrations/2022_02_20_104038_create_custom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customer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contact', 255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customer');</text:p>
      <text:p text:style-name="Preformatted_20_Text"><text:s text:c="4"/>}</text:p>
      <text:p text:style-name="Preformatted_20_Text">};</text:p>
      <text:h text:style-name="Heading_20_4" text:outline-level="4">database/migrations/2022_04_21_021010_create_vacation_official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vacation_official', function (Blueprint $table) {</text:p>
      <text:p text:style-name="Preformatted_20_Text"><text:s text:c="12"/>$table-&gt;id(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comment', 255)-&gt;nullable()-&gt;default('');</text:p>
      <text:p text:style-name="Preformatted_20_Text"><text:soft-page-break/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_official');</text:p>
      <text:p text:style-name="Preformatted_20_Text"><text:s text:c="4"/>}</text:p>
      <text:p text:style-name="Preformatted_20_Text">};</text:p>
      <text:h text:style-name="Heading_20_4" text:outline-level="4">database/migrations/2022_04_21_021015_create_vacation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oft-page-break/><text:s text:c="8"/>Schema::create('vacation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type', 50)-&gt;default('');</text:p>
      <text:p text:style-name="Preformatted_20_Text"><text:s text:c="12"/>$table-&gt;string('comment', 255)-&gt;nullable()-&gt;default(null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');</text:p>
      <text:p text:style-name="Preformatted_20_Text"><text:s text:c="4"/>}</text:p>
      <text:p text:style-name="Preformatted_20_Text">};</text:p>
      <text:h text:style-name="Heading_20_4" text:outline-level="4">database/seeders/DatabaseSeeder.php</text:h>
      <text:p text:style-name="Preformatted_20_Text">&lt;?php</text:p>
      <text:p text:style-name="Preformatted_20_Text"/>
      <text:p text:style-name="Preformatted_20_Text">namespace Database\Seeders;</text:p>
      <text:p text:style-name="Preformatted_20_Text"/>
      <text:p text:style-name="Preformatted_20_Text">use Illuminate\Database\Seeder;</text:p>
      <text:p text:style-name="Preformatted_20_Text">use Database\Seeders\usual\UsualDatabaseSeeder;</text:p>
      <text:p text:style-name="Preformatted_20_Text"/>
      <text:p text:style-name="Preformatted_20_Text">class DatabaseSeeder extends Seeder</text:p>
      <text:p text:style-name="Preformatted_20_Text">{</text:p>
      <text:p text:style-name="Preformatted_20_Text"><text:soft-page-break/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ualDatabaseSeeder::class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ForDocument/ForDocumentSeeder.php</text:h>
      <text:p text:style-name="Preformatted_20_Text">&lt;?php</text:p>
      <text:p text:style-name="Preformatted_20_Text"/>
      <text:p text:style-name="Preformatted_20_Text">namespace Database\Seeders\ForDocument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User;</text:p>
      <text:p text:style-name="Preformatted_20_Text">use Illuminate\Database\Seeder;</text:p>
      <text:p text:style-name="Preformatted_20_Text">use Illuminate\Support\Facades\Hash;</text:p>
      <text:p text:style-name="Preformatted_20_Text"/>
      <text:p text:style-name="Preformatted_20_Text">class ForDocumen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reateUser();</text:p>
      <text:p text:style-name="Preformatted_20_Text"><text:s text:c="8"/>$this-&gt;createBlogs();</text:p>
      <text:p text:style-name="Preformatted_20_Text"><text:s text:c="4"/>}</text:p>
      <text:p text:style-name="Preformatted_20_Text"><text:soft-page-break/></text:p>
      <text:p text:style-name="Preformatted_20_Text"><text:s text:c="4"/>private function createUser()</text:p>
      <text:p text:style-name="Preformatted_20_Text"><text:s text:c="4"/>{</text:p>
      <text:p text:style-name="Preformatted_20_Text"><text:s text:c="8"/>$nick = env('SCRIBE_USER_NICK', 'scribe');</text:p>
      <text:p text:style-name="Preformatted_20_Text"><text:s text:c="8"/>User::where('nick', $nick)-&gt;delete();</text:p>
      <text:p text:style-name="Preformatted_20_Text"><text:s text:c="8"/>$user = User::factory()-&gt;create([</text:p>
      <text:p text:style-name="Preformatted_20_Text"><text:s text:c="12"/>'nick' =&gt; $nick,</text:p>
      <text:p text:style-name="Preformatted_20_Text"><text:s text:c="12"/>'password' =&gt; Hash::make(env('SCRIBE_USER_PASSWORD', 'password')),</text:p>
      <text:p text:style-name="Preformatted_20_Text"><text:s text:c="8"/>]);</text:p>
      <text:p text:style-name="Preformatted_20_Text"><text:s text:c="8"/>$token = $user-&gt;createToken('report-service')-&gt;plainTextToken;</text:p>
      <text:p text:style-name="Preformatted_20_Text"><text:s text:c="8"/>$this-&gt;setenv('SCRIBE_AUTH_KEY', $token);</text:p>
      <text:p text:style-name="Preformatted_20_Text"><text:s text:c="4"/>}</text:p>
      <text:p text:style-name="Preformatted_20_Text"/>
      <text:p text:style-name="Preformatted_20_Text"><text:s text:c="4"/>private function setenv($key, $value)</text:p>
      <text:p text:style-name="Preformatted_20_Text"><text:s text:c="4"/>{</text:p>
      <text:p text:style-name="Preformatted_20_Text"><text:s text:c="8"/>$path = app()-&gt;environmentFilePath();</text:p>
      <text:p text:style-name="Preformatted_20_Text"><text:s text:c="8"/>file_put_contents(</text:p>
      <text:p text:style-name="Preformatted_20_Text"><text:s text:c="12"/>$path,</text:p>
      <text:p text:style-name="Preformatted_20_Text"><text:s text:c="12"/>preg_replace(</text:p>
      <text:p text:style-name="Preformatted_20_Text"><text:s text:c="16"/>'/' . $key . '=.*$/m',</text:p>
      <text:p text:style-name="Preformatted_20_Text"><text:s text:c="16"/>$key . '=' . $value,</text:p>
      <text:p text:style-name="Preformatted_20_Text"><text:s text:c="16"/>file_get_contents($path)</text:p>
      <text:p text:style-name="Preformatted_20_Text"><text:s text:c="12"/>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rivate function createBlogs()</text:p>
      <text:p text:style-name="Preformatted_20_Text"><text:s text:c="4"/>{</text:p>
      <text:p text:style-name="Preformatted_20_Text"><text:s text:c="8"/>$dailyBlog = DailyBlog::factory()-&gt;create(['date' =&gt; '2010-10-08']);</text:p>
      <text:p text:style-name="Preformatted_20_Text"><text:s text:c="8"/>BlogRecord::factory(2)-&gt;create(['blog_id' =&gt; $dailyBlog]);</text:p>
      <text:p text:style-name="Preformatted_20_Text"><text:soft-page-break/><text:s text:c="4"/>}</text:p>
      <text:p text:style-name="Preformatted_20_Text">}</text:p>
      <text:h text:style-name="Heading_20_4" text:outline-level="4">database/seeders/usual/BlogRecord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BlogRecord;</text:p>
      <text:p text:style-name="Preformatted_20_Text">use Illuminate\Database\Seeder;</text:p>
      <text:p text:style-name="Preformatted_20_Text"/>
      <text:p text:style-name="Preformatted_20_Text">class BlogRecord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BlogRecord::factory(30)-&gt;create();</text:p>
      <text:p text:style-name="Preformatted_20_Text"><text:s text:c="4"/>}</text:p>
      <text:p text:style-name="Preformatted_20_Text">}</text:p>
      <text:h text:style-name="Heading_20_4" text:outline-level="4">database/seeders/usual/Custom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Customer;</text:p>
      <text:p text:style-name="Preformatted_20_Text">use Illuminate\Database\Seeder;</text:p>
      <text:p text:style-name="Preformatted_20_Text"><text:soft-page-break/></text:p>
      <text:p text:style-name="Preformatted_20_Text">class Custom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Customer::factory(30)-&gt;create();</text:p>
      <text:p text:style-name="Preformatted_20_Text"><text:s text:c="4"/>}</text:p>
      <text:p text:style-name="Preformatted_20_Text">}</text:p>
      <text:h text:style-name="Heading_20_4" text:outline-level="4">database/seeders/usual/Dai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ailyBlog;</text:p>
      <text:p text:style-name="Preformatted_20_Text">use Illuminate\Database\Seeder;</text:p>
      <text:p text:style-name="Preformatted_20_Text"/>
      <text:p text:style-name="Preformatted_20_Text">class Dai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oft-page-break/><text:s text:c="8"/>Dai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Departmen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epartment;</text:p>
      <text:p text:style-name="Preformatted_20_Text">use Illuminate\Database\Seeder;</text:p>
      <text:p text:style-name="Preformatted_20_Text"/>
      <text:p text:style-name="Preformatted_20_Text">class Department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epartment::factory(10)-&gt;create();</text:p>
      <text:p text:style-name="Preformatted_20_Text"><text:s text:c="4"/>}</text:p>
      <text:p text:style-name="Preformatted_20_Text">}</text:p>
      <text:h text:style-name="Heading_20_4" text:outline-level="4">database/seeders/usual/Projec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Project;</text:p>
      <text:p text:style-name="Preformatted_20_Text"><text:soft-page-break/>use Illuminate\Database\Seeder;</text:p>
      <text:p text:style-name="Preformatted_20_Text"/>
      <text:p text:style-name="Preformatted_20_Text">class Projec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/*</text:p>
      <text:p text:style-name="Preformatted_20_Text"><text:s text:c="9"/>* To create a hierarchical structure of projects, you need to have</text:p>
      <text:p text:style-name="Preformatted_20_Text"><text:s text:c="9"/>* something to tie projects to. Therefore, they need to be created</text:p>
      <text:p text:style-name="Preformatted_20_Text"><text:s text:c="9"/>* not en masse, but one at a time.</text:p>
      <text:p text:style-name="Preformatted_20_Text"><text:s text:c="9"/>*/</text:p>
      <text:p text:style-name="Preformatted_20_Text"><text:s text:c="8"/>for($i = 0; $i &lt; 30; $i++)</text:p>
      <text:p text:style-name="Preformatted_20_Text"><text:s text:c="8"/>{</text:p>
      <text:p text:style-name="Preformatted_20_Text"><text:s text:c="12"/>Project::factory(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database/seeders/usual/Us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User;</text:p>
      <text:p text:style-name="Preformatted_20_Text">use Illuminate\Database\Seeder;</text:p>
      <text:p text:style-name="Preformatted_20_Text"/>
      <text:p text:style-name="Preformatted_20_Text">class Us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oft-page-break/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User::factory(30)-&gt;create();</text:p>
      <text:p text:style-name="Preformatted_20_Text"><text:s text:c="4"/>}</text:p>
      <text:p text:style-name="Preformatted_20_Text">}</text:p>
      <text:h text:style-name="Heading_20_4" text:outline-level="4">database/seeders/usual/UsualDatabase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/>
      <text:p text:style-name="Preformatted_20_Text">class UsualDatabaseSeeder extends Seeder</text:p>
      <text:p text:style-name="Preformatted_20_Text">{</text:p>
      <text:p text:style-name="Preformatted_20_Text"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erSeeder::class,</text:p>
      <text:p text:style-name="Preformatted_20_Text"><text:s text:c="12"/>DepartmentSeeder::class,</text:p>
      <text:p text:style-name="Preformatted_20_Text"><text:s text:c="12"/>CustomerSeeder::class,</text:p>
      <text:p text:style-name="Preformatted_20_Text"><text:s text:c="12"/>WorkerSeeder::class,</text:p>
      <text:p text:style-name="Preformatted_20_Text"><text:s text:c="12"/>ProjectSeeder::class,</text:p>
      <text:p text:style-name="Preformatted_20_Text"><text:s text:c="12"/>WeeklyBlogSeeder::class,</text:p>
      <text:p text:style-name="Preformatted_20_Text"><text:soft-page-break/><text:s text:c="12"/>DailyBlogSeeder::class,</text:p>
      <text:p text:style-name="Preformatted_20_Text"><text:s text:c="12"/>BlogRecordSeeder::class,</text:p>
      <text:p text:style-name="Preformatted_20_Text"><text:s text:c="12"/>VacationOfficialSeeder::class,</text:p>
      <text:p text:style-name="Preformatted_20_Text"><text:s text:c="12"/>VacationSeeder::class,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usual/VacationOfficial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Official;</text:p>
      <text:p text:style-name="Preformatted_20_Text"/>
      <text:p text:style-name="Preformatted_20_Text">class VacationOfficial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Official::factory(30)-&gt;create();</text:p>
      <text:p text:style-name="Preformatted_20_Text"><text:s text:c="4"/>}</text:p>
      <text:p text:style-name="Preformatted_20_Text">}</text:p>
      <text:h text:style-name="Heading_20_4" text:outline-level="4">database/seeders/usual/VacationSeeder.php</text:h>
      <text:p text:style-name="Preformatted_20_Text">&lt;?php</text:p>
      <text:p text:style-name="Preformatted_20_Text"><text:soft-page-break/></text:p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;</text:p>
      <text:p text:style-name="Preformatted_20_Text"/>
      <text:p text:style-name="Preformatted_20_Text">class Vacation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::factory(30)-&gt;create();</text:p>
      <text:p text:style-name="Preformatted_20_Text"><text:s text:c="4"/>}</text:p>
      <text:p text:style-name="Preformatted_20_Text">}</text:p>
      <text:h text:style-name="Heading_20_4" text:outline-level="4">database/seeders/usual/Week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WeeklyBlog;</text:p>
      <text:p text:style-name="Preformatted_20_Text">use Illuminate\Database\Seeder;</text:p>
      <text:p text:style-name="Preformatted_20_Text"/>
      <text:p text:style-name="Preformatted_20_Text">class Week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Week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Work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Console\Seeds\WithoutModelEvents;</text:p>
      <text:p text:style-name="Preformatted_20_Text">use Illuminate\Database\Seeder;</text:p>
      <text:p text:style-name="Preformatted_20_Text">use App\Models\Worker;</text:p>
      <text:p text:style-name="Preformatted_20_Text">use App\Models\User;</text:p>
      <text:p text:style-name="Preformatted_20_Text"/>
      <text:p text:style-name="Preformatted_20_Text">class Work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Worker::factory()-&gt;state(['nick' =&gt; $user-&gt;nick])-&gt;create();</text:p>
      <text:p text:style-name="Preformatted_20_Text"><text:soft-page-break/><text:s text:c="8"/>}</text:p>
      <text:p text:style-name="Preformatted_20_Text"><text:s text:c="4"/>}</text:p>
      <text:p text:style-name="Preformatted_20_Text">}</text:p>
      <text:h text:style-name="Heading_20_4" text:outline-level="4">routes/api.php</text:h>
      <text:p text:style-name="Preformatted_20_Text">&lt;?php</text:p>
      <text:p text:style-name="Preformatted_20_Text"/>
      <text:p text:style-name="Preformatted_20_Text">use App\Http\Actions\ReportHours\ActionShowReportHours;</text:p>
      <text:p text:style-name="Preformatted_20_Text">use App\Http\Actions\ReportHours\ActionShowReportHoursByProject;</text:p>
      <text:p text:style-name="Preformatted_20_Text">use App\Http\Actions\Sсhedule\ActionScheduleOfficial;</text:p>
      <text:p text:style-name="Preformatted_20_Text">use App\Http\Actions\Sсhedule\ActionWorkersSchedule;</text:p>
      <text:p text:style-name="Preformatted_20_Text">use App\Http\Actions\Token\Create\ActionCreateToken;</text:p>
      <text:p text:style-name="Preformatted_20_Text">use App\Http\Actions\Token\Delete\ActionDeleteOneToken;</text:p>
      <text:p text:style-name="Preformatted_20_Text">use App\Http\Actions\Token\Read\ActionReadAllTokens;</text:p>
      <text:p text:style-name="Preformatted_20_Text">use App\Http\Actions\Token\Read\ActionReadOneToken;</text:p>
      <text:p text:style-name="Preformatted_20_Text">use App\Http\Actions\Token\Update\ActionUpdateOneToken;</text:p>
      <text:p text:style-name="Preformatted_20_Text">use App\Http\Actions\User\ActionLogin;</text:p>
      <text:p text:style-name="Preformatted_20_Text">use Illuminate\Support\Facades\Route;</text:p>
      <text:p text:style-name="Preformatted_20_Text"/>
      <text:p text:style-name="Preformatted_20_Text">/*</text:p>
      <text:p text:style-name="Preformatted_20_Text">|--------------------------------------------------------------------------</text:p>
      <text:p text:style-name="Preformatted_20_Text">| API Routes</text:p>
      <text:p text:style-name="Preformatted_20_Text">|--------------------------------------------------------------------------</text:p>
      <text:p text:style-name="Preformatted_20_Text">|</text:p>
      <text:p text:style-name="Preformatted_20_Text">| Here is where you can register API routes for your application. These</text:p>
      <text:p text:style-name="Preformatted_20_Text">| routes are loaded by the RouteServiceProvider within a group which</text:p>
      <text:p text:style-name="Preformatted_20_Text">| is assigned the "api" middleware group. Enjoy building your API!</text:p>
      <text:p text:style-name="Preformatted_20_Text">|</text:p>
      <text:p text:style-name="Preformatted_20_Text">*/</text:p>
      <text:p text:style-name="Preformatted_20_Text"/>
      <text:p text:style-name="Preformatted_20_Text">Route::post('login', ActionLogin::class);</text:p>
      <text:p text:style-name="Preformatted_20_Text"><text:soft-page-break/></text:p>
      <text:p text:style-name="Preformatted_20_Text">Route::middleware('auth:sanctum')-&gt;group(function () {</text:p>
      <text:p text:style-name="Preformatted_20_Text"><text:s text:c="4"/>Route::post('token', ActionCreateToken::class);</text:p>
      <text:p text:style-name="Preformatted_20_Text"><text:s text:c="4"/>Route::get('token', ActionReadAllTokens::class);</text:p>
      <text:p text:style-name="Preformatted_20_Text"><text:s text:c="4"/>Route::get('token/{token_name}', ActionReadOneToken::class);</text:p>
      <text:p text:style-name="Preformatted_20_Text"><text:s text:c="4"/>Route::put('token/{token_name}', ActionUpdateOneToken::class);</text:p>
      <text:p text:style-name="Preformatted_20_Text"><text:s text:c="4"/>Route::delete('token/{token_name}', ActionDeleteOneToken::class);</text:p>
      <text:p text:style-name="Preformatted_20_Text"/>
      <text:p text:style-name="Preformatted_20_Text"><text:s text:c="4"/>Route::get('report/hours/short', ActionShowReportHours::class);</text:p>
      <text:p text:style-name="Preformatted_20_Text"><text:s text:c="4"/>Route::get('report/hours/project', ActionShowReportHoursByProject::class);</text:p>
      <text:p text:style-name="Preformatted_20_Text"/>
      <text:p text:style-name="Preformatted_20_Text"><text:s text:c="4"/>Route::get('shedule/official', ActionScheduleOfficial::class);</text:p>
      <text:p text:style-name="Preformatted_20_Text"><text:s text:c="4"/>Route::get('shedule/worker', ActionWorkersSchedule::class);</text:p>
      <text:p text:style-name="Preformatted_20_Text">});</text:p>
      <text:h text:style-name="Heading_20_4" text:outline-level="4">tests/CreatesApplication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Illuminate\Contracts\Console\Kernel;</text:p>
      <text:p text:style-name="Preformatted_20_Text"/>
      <text:p text:style-name="Preformatted_20_Text">trait CreatesApplication</text:p>
      <text:p text:style-name="Preformatted_20_Text">{</text:p>
      <text:p text:style-name="Preformatted_20_Text"><text:s text:c="4"/>/**</text:p>
      <text:p text:style-name="Preformatted_20_Text"><text:s text:c="5"/>* Creates the application.</text:p>
      <text:p text:style-name="Preformatted_20_Text"><text:s text:c="5"/>*</text:p>
      <text:p text:style-name="Preformatted_20_Text"><text:s text:c="5"/>* @return \Illuminate\Foundation\Application</text:p>
      <text:p text:style-name="Preformatted_20_Text"><text:s text:c="5"/>*/</text:p>
      <text:p text:style-name="Preformatted_20_Text"><text:s text:c="4"/>public function createApplication()</text:p>
      <text:p text:style-name="Preformatted_20_Text"><text:soft-page-break/><text:s text:c="4"/>{</text:p>
      <text:p text:style-name="Preformatted_20_Text"><text:s text:c="8"/>$app = require __DIR__.'/../bootstrap/app.php';</text:p>
      <text:p text:style-name="Preformatted_20_Text"/>
      <text:p text:style-name="Preformatted_20_Text"><text:s text:c="8"/>$app-&gt;make(Kernel::class)-&gt;bootstrap();</text:p>
      <text:p text:style-name="Preformatted_20_Text"/>
      <text:p text:style-name="Preformatted_20_Text"><text:s text:c="8"/>return $app;</text:p>
      <text:p text:style-name="Preformatted_20_Text"><text:s text:c="4"/>}</text:p>
      <text:p text:style-name="Preformatted_20_Text">}</text:p>
      <text:h text:style-name="Heading_20_4" text:outline-level="4">tests/Feature/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Tests\TestCase;</text:p>
      <text:p text:style-name="Preformatted_20_Text"/>
      <text:p text:style-name="Preformatted_20_Text">/**</text:p>
      <text:p text:style-name="Preformatted_20_Text"><text:s/>* Tests for checking the availability of resources depending</text:p>
      <text:p text:style-name="Preformatted_20_Text"><text:s/>* on the authentication in the system.</text:p>
      <text:p text:style-name="Preformatted_20_Text"><text:s/>*/</text:p>
      <text:p text:style-name="Preformatted_20_Text">class AuthTest extends TestCase</text:p>
      <text:p text:style-name="Preformatted_20_Text">{</text:p>
      <text:p text:style-name="Preformatted_20_Text"><text:s text:c="4"/>/**</text:p>
      <text:p text:style-name="Preformatted_20_Text"><text:s text:c="5"/>* Checking response codes in the absence of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nauthorized()</text:p>
      <text:p text:style-name="Preformatted_20_Text"><text:s text:c="4"/>{</text:p>
      <text:p text:style-name="Preformatted_20_Text"><text:s text:c="8"/>$this-&gt;post('/api/login', [], [</text:p>
      <text:p text:style-name="Preformatted_20_Text"><text:s text:c="12"/>'Accept' =&gt; 'application/json'</text:p>
      <text:p text:style-name="Preformatted_20_Text"><text:soft-page-break/><text:s text:c="8"/>])-&gt;assertStatus(422);</text:p>
      <text:p text:style-name="Preformatted_20_Text"/>
      <text:p text:style-name="Preformatted_20_Text"><text:s text:c="8"/>$this-&gt;get('/api/report/hours/short')-&gt;assertStatus(401);</text:p>
      <text:p text:style-name="Preformatted_20_Text"><text:s text:c="8"/>$this-&gt;get('/api/report/hours/project')-&gt;assertStatus(401);</text:p>
      <text:p text:style-name="Preformatted_20_Text"/>
      <text:p text:style-name="Preformatted_20_Text"><text:s text:c="8"/>$this-&gt;post('/api/token')-&gt;assertStatus(401);</text:p>
      <text:p text:style-name="Preformatted_20_Text"><text:s text:c="8"/>$this-&gt;get('/api/token')-&gt;assertStatus(401);</text:p>
      <text:p text:style-name="Preformatted_20_Text"><text:s text:c="8"/>$this-&gt;get('/api/token/my_token_name')-&gt;assertStatus(401);</text:p>
      <text:p text:style-name="Preformatted_20_Text"><text:s text:c="8"/>$this-&gt;put('/api/token/my_token_name')-&gt;assertStatus(401);</text:p>
      <text:p text:style-name="Preformatted_20_Text"><text:s text:c="8"/>$this-&gt;delete('/api/token/my_token_name')-&gt;assertStatus(401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ing response codes during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authorized()</text:p>
      <text:p text:style-name="Preformatted_20_Text"><text:s text:c="4"/>{</text:p>
      <text:p text:style-name="Preformatted_20_Text"><text:s text:c="8"/>$this-&gt;post('/api/login', [</text:p>
      <text:p text:style-name="Preformatted_20_Text"><text:s text:c="12"/>'nick' =&gt; env('TEST_USER_NICK'),</text:p>
      <text:p text:style-name="Preformatted_20_Text"><text:s text:c="12"/>'password' =&gt; env('TEST_USER_PASSWORD')</text:p>
      <text:p text:style-name="Preformatted_20_Text"><text:s text:c="8"/>])-&gt;assertStatus(200);</text:p>
      <text:p text:style-name="Preformatted_20_Text"/>
      <text:p text:style-name="Preformatted_20_Text"><text:s text:c="8"/>$this-&gt;get('/api/report/hours/short')-&gt;assertStatus(200);</text:p>
      <text:p text:style-name="Preformatted_20_Text"><text:s text:c="8"/>$this-&gt;get('/api/report/hours/project')-&gt;assertStatus(200);</text:p>
      <text:p text:style-name="Preformatted_20_Text"/>
      <text:p text:style-name="Preformatted_20_Text"><text:s text:c="8"/>$tokenName = 'token ' . rand();</text:p>
      <text:p text:style-name="Preformatted_20_Text"><text:s text:c="8"/>$this-&gt;post('/api/token', [</text:p>
      <text:p text:style-name="Preformatted_20_Text"><text:s text:c="12"/>'name' =&gt; $tokenName</text:p>
      <text:p text:style-name="Preformatted_20_Text"><text:s text:c="8"/>])-&gt;assertStatus(201);</text:p>
      <text:p text:style-name="Preformatted_20_Text"><text:soft-page-break/><text:s text:c="8"/>$this-&gt;get('/api/token')-&gt;assertStatus(200);</text:p>
      <text:p text:style-name="Preformatted_20_Text"><text:s text:c="8"/>$this-&gt;get("/api/token/$tokenName")-&gt;assertStatus(200);</text:p>
      <text:p text:style-name="Preformatted_20_Text"><text:s text:c="8"/>$this-&gt;put("/api/token/$tokenName")-&gt;assertStatus(200);</text:p>
      <text:p text:style-name="Preformatted_20_Text"><text:s text:c="8"/>$this-&gt;delete("/api/token/$tokenName")-&gt;assertStatus(204);</text:p>
      <text:p text:style-name="Preformatted_20_Text"><text:s text:c="4"/>}</text:p>
      <text:p text:style-name="Preformatted_20_Text">}</text:p>
      <text:h text:style-name="Heading_20_4" text:outline-level="4">tests/Feature/CRUDToken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CRUDTokenTest extends TestCase</text:p>
      <text:p text:style-name="Preformatted_20_Text">{</text:p>
      <text:p text:style-name="Preformatted_20_Text"><text:s text:c="4"/>/**</text:p>
      <text:p text:style-name="Preformatted_20_Text"><text:s text:c="5"/>* {@inheritDoc}</text:p>
      <text:p text:style-name="Preformatted_20_Text"><text:s text:c="5"/>* @see \Illuminate\Foundation\Testing\TestCase::setUp()</text:p>
      <text:p text:style-name="Preformatted_20_Text"><text:s text:c="5"/>*/</text:p>
      <text:p text:style-name="Preformatted_20_Text"><text:s text:c="4"/>protected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reate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test_cre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ost('/api/token', ['name' =&gt; 'test token']);</text:p>
      <text:p text:style-name="Preformatted_20_Text"><text:s text:c="8"/>$response-&gt;assertStatus(201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token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test_read()</text:p>
      <text:p text:style-name="Preformatted_20_Text"><text:s text:c="4"/>{</text:p>
      <text:p text:style-name="Preformatted_20_Text"><text:s text:c="8"/>$response = $this-&gt;get('/api/token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tokens' =&gt; ['required', 'array'],</text:p>
      <text:p text:style-name="Preformatted_20_Text"><text:s text:c="12"/>'data.tokens.*.name' =&gt; ['required', 'string'],</text:p>
      <text:p text:style-name="Preformatted_20_Text"><text:s text:c="12"/>'data.tokens.*.abilities' =&gt; ['required', 'array'],</text:p>
      <text:p text:style-name="Preformatted_20_Text"><text:s text:c="12"/>'data.tokens.*.abilities.*' =&gt; ['required', 'string'],</text:p>
      <text:p text:style-name="Preformatted_20_Text"><text:s text:c="12"/>'data.tokens.*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 on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_on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oft-page-break/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Upd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pd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ut('/api/token/test token', [</text:p>
      <text:p text:style-name="Preformatted_20_Text"><text:s text:c="12"/>'name' =&gt; 'new name test token'</text:p>
      <text:p text:style-name="Preformatted_20_Text"><text:soft-page-break/><text:s text:c="8"/>]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8"/>$data = $validator-&gt;validated();</text:p>
      <text:p text:style-name="Preformatted_20_Text"><text:s text:c="8"/>$this-&gt;assertSame(</text:p>
      <text:p text:style-name="Preformatted_20_Text"><text:s text:c="12"/>'new name test token',</text:p>
      <text:p text:style-name="Preformatted_20_Text"><text:s text:c="12"/>$data['data']['name'],</text:p>
      <text:p text:style-name="Preformatted_20_Text"><text:s text:c="12"/>"Token {$data['data']['name']} did not accept the new name."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><text:s text:c="8"/>$response = $this-&gt;get('/api/token/new name 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oft-page-break/><text:s text:c="5"/>* Dele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delete()</text:p>
      <text:p text:style-name="Preformatted_20_Text"><text:s text:c="4"/>{</text:p>
      <text:p text:style-name="Preformatted_20_Text"><text:s text:c="8"/>$response = $this-&gt;delete('/api/token/new name test token');</text:p>
      <text:p text:style-name="Preformatted_20_Text"><text:s text:c="8"/>$response-&gt;assertStatus(204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><text:s text:c="4"/>}</text:p>
      <text:p text:style-name="Preformatted_20_Text">}</text:p>
      <text:h text:style-name="Heading_20_4" text:outline-level="4">tests/Feature/Ldap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Auth;</text:p>
      <text:p text:style-name="Preformatted_20_Text">use Tests\TestCase;</text:p>
      <text:p text:style-name="Preformatted_20_Text"/>
      <text:p text:style-name="Preformatted_20_Text">class LdapAuthTest extends TestCase</text:p>
      <text:p text:style-name="Preformatted_20_Text">{</text:p>
      <text:p text:style-name="Preformatted_20_Text"><text:s text:c="4"/>public function test_auth_in_application()</text:p>
      <text:p text:style-name="Preformatted_20_Text"><text:s text:c="4"/>{</text:p>
      <text:p text:style-name="Preformatted_20_Text"><text:s text:c="8"/>$credentials = [</text:p>
      <text:p text:style-name="Preformatted_20_Text"><text:s text:c="12"/>'nick' =&gt; env('TEST_USER_NICK'),</text:p>
      <text:p text:style-name="Preformatted_20_Text"><text:s text:c="12"/>'password' =&gt; env('TEST_USER_PASSWORD'),</text:p>
      <text:p text:style-name="Preformatted_20_Text"><text:s text:c="8"/>];</text:p>
      <text:p text:style-name="Preformatted_20_Text"><text:s text:c="8"/>$this-&gt;assertTrue(</text:p>
      <text:p text:style-name="Preformatted_20_Text"><text:s text:c="12"/>Auth::attempt($credentials),</text:p>
      <text:p text:style-name="Preformatted_20_Text"><text:soft-page-break/><text:s text:c="12"/>'Testuser authorization failed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ModelsConnection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Project;</text:p>
      <text:p text:style-name="Preformatted_20_Text">use App\Models\User;</text:p>
      <text:p text:style-name="Preformatted_20_Text">use Tests\TestCase;</text:p>
      <text:p text:style-name="Preformatted_20_Text">use App\Models\Vacation;</text:p>
      <text:p text:style-name="Preformatted_20_Text"/>
      <text:p text:style-name="Preformatted_20_Text">class ModelsConnectionsTest extends TestCase</text:p>
      <text:p text:style-name="Preformatted_20_Text">{</text:p>
      <text:p text:style-name="Preformatted_20_Text"><text:s text:c="4"/>public function test_user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if(is_null($user-&gt;worker))</text:p>
      <text:p text:style-name="Preformatted_20_Text"><text:s text:c="12"/>{</text:p>
      <text:p text:style-name="Preformatted_20_Text"><text:s text:c="16"/>continue;</text:p>
      <text:p text:style-name="Preformatted_20_Text"><text:s text:c="12"/>}</text:p>
      <text:p text:style-name="Preformatted_20_Text"><text:s text:c="12"/>$this-&gt;assertTrue(</text:p>
      <text:p text:style-name="Preformatted_20_Text"><text:s text:c="16"/>$user-&gt;is($user-&gt;worker-&gt;user),</text:p>
      <text:p text:style-name="Preformatted_20_Text"><text:s text:c="16"/>"Model worker didn't related with User {$user-&gt;nick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><text:soft-page-break/></text:p>
      <text:p text:style-name="Preformatted_20_Text"><text:s text:c="4"/>public function test_project()</text:p>
      <text:p text:style-name="Preformatted_20_Text"><text:s text:c="4"/>{</text:p>
      <text:p text:style-name="Preformatted_20_Text"><text:s text:c="8"/>foreach (Project::all() as $project)</text:p>
      <text:p text:style-name="Preformatted_20_Text"><text:s text:c="8"/>{</text:p>
      <text:p text:style-name="Preformatted_20_Text"><text:s text:c="12"/>foreach ($project-&gt;blogRecords as $blogRecord)</text:p>
      <text:p text:style-name="Preformatted_20_Text"><text:s text:c="12"/>{</text:p>
      <text:p text:style-name="Preformatted_20_Text"><text:s text:c="16"/>$this-&gt;assertTrue(</text:p>
      <text:p text:style-name="Preformatted_20_Text"><text:s text:c="20"/>$project-&gt;is($blogRecord-&gt;project),</text:p>
      <text:p text:style-name="Preformatted_20_Text"><text:s text:c="20"/>"Model blogRecord({$blogRecord-&gt;id}) didn't related " .</text:p>
      <text:p text:style-name="Preformatted_20_Text"><text:s text:c="20"/>"with project({$project-&gt;id})."</text:p>
      <text:p text:style-name="Preformatted_20_Text"><text:s text:c="16"/>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vacation()</text:p>
      <text:p text:style-name="Preformatted_20_Text"><text:s text:c="4"/>{</text:p>
      <text:p text:style-name="Preformatted_20_Text"><text:s text:c="8"/>$numberRecords = 30;</text:p>
      <text:p text:style-name="Preformatted_20_Text"><text:s text:c="8"/>Vacation::truncate();</text:p>
      <text:p text:style-name="Preformatted_20_Text"><text:s text:c="8"/>Vacation::factory($numberRecords)-&gt;create();</text:p>
      <text:p text:style-name="Preformatted_20_Text"><text:s text:c="8"/>$records = Vacation::joinRelationship('worker')-&gt;get();</text:p>
      <text:p text:style-name="Preformatted_20_Text"><text:s text:c="8"/>$this-&gt;assertEquals(</text:p>
      <text:p text:style-name="Preformatted_20_Text"><text:s text:c="12"/>$numberRecords,</text:p>
      <text:p text:style-name="Preformatted_20_Text"><text:s text:c="12"/>count($records),</text:p>
      <text:p text:style-name="Preformatted_20_Text"><text:s text:c="12"/>"Join Vacation and Worker return uncorrect number records."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<text:soft-page-break/>tests/Feature/ReportHour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ReportHours;</text:p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ReportHoursTest extends TestCase</text:p>
      <text:p text:style-name="Preformatted_20_Text">{</text:p>
      <text:p text:style-name="Preformatted_20_Text"><text:s text:c="4"/>/**</text:p>
      <text:p text:style-name="Preformatted_20_Text"><text:s text:c="5"/>* Short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ort_repor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oft-page-break/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port_by_projec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ByProjec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oft-page-break/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 for correct filtering by dat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orrect_time_filter()</text:p>
      <text:p text:style-name="Preformatted_20_Text"><text:s text:c="4"/>{</text:p>
      <text:p text:style-name="Preformatted_20_Text"><text:s text:c="8"/>// Delete random values.</text:p>
      <text:p text:style-name="Preformatted_20_Text"><text:s text:c="8"/>BlogRecord::joinRelationship('dailyBlog')</text:p>
      <text:p text:style-name="Preformatted_20_Text"><text:s text:c="12"/>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'2001-08-10')</text:p>
      <text:p text:style-name="Preformatted_20_Text"><text:s text:c="12"/>)</text:p>
      <text:p text:style-name="Preformatted_20_Text"><text:s text:c="12"/>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'2016-08-10')</text:p>
      <text:p text:style-name="Preformatted_20_Text"><text:s text:c="12"/>)-&gt;delete();</text:p>
      <text:p text:style-name="Preformatted_20_Text"><text:s text:c="12"/>// Generation of known values.</text:p>
      <text:p text:style-name="Preformatted_20_Text"><text:s text:c="8"/>$day = DailyBlog::factory()-&gt;make();</text:p>
      <text:p text:style-name="Preformatted_20_Text"><text:s text:c="8"/>$day-&gt;date = date_create('@' .</text:p>
      <text:p text:style-name="Preformatted_20_Text"><text:s text:c="16"/>rand(</text:p>
      <text:p text:style-name="Preformatted_20_Text"><text:soft-page-break/><text:s text:c="20"/>997376400, // 2001-08-10</text:p>
      <text:p text:style-name="Preformatted_20_Text"><text:s text:c="20"/>1470762000, // 2016-08-10</text:p>
      <text:p text:style-name="Preformatted_20_Text"><text:s text:c="16"/>)</text:p>
      <text:p text:style-name="Preformatted_20_Text"><text:s text:c="12"/>);</text:p>
      <text:p text:style-name="Preformatted_20_Text"><text:s text:c="8"/>$day-&gt;save();</text:p>
      <text:p text:style-name="Preformatted_20_Text"><text:s text:c="8"/>BlogRecord::factory(10)</text:p>
      <text:p text:style-name="Preformatted_20_Text"><text:s text:c="12"/>-&gt;state([</text:p>
      <text:p text:style-name="Preformatted_20_Text"><text:s text:c="16"/>'blog_id' =&gt; $day-&gt;id,</text:p>
      <text:p text:style-name="Preformatted_20_Text"><text:s text:c="16"/>'time' =&gt; 2.1</text:p>
      <text:p text:style-name="Preformatted_20_Text"><text:s text:c="12"/>])</text:p>
      <text:p text:style-name="Preformatted_20_Text"><text:s text:c="12"/>-&gt;create();</text:p>
      <text:p text:style-name="Preformatted_20_Text"/>
      <text:p text:style-name="Preformatted_20_Text"><text:s text:c="8"/>$report = new ReportHours('10.08.2001', '10.08.2016'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this-&gt;assertEqualsWithDelta(</text:p>
      <text:p text:style-name="Preformatted_20_Text"><text:s text:c="12"/>21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sum is $totalSum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short_report_http_request()</text:p>
      <text:p text:style-name="Preformatted_20_Text"><text:s text:c="4"/>{</text:p>
      <text:p text:style-name="Preformatted_20_Text"><text:soft-page-break/><text:s text:c="8"/>$this-&gt;authorization();</text:p>
      <text:p text:style-name="Preformatted_20_Text"><text:s text:c="8"/>$response = $this-&gt;get('api/report/hours/shor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report_by_project_http_request()</text:p>
      <text:p text:style-name="Preformatted_20_Text"><text:s text:c="4"/>{</text:p>
      <text:p text:style-name="Preformatted_20_Text"><text:s text:c="8"/>$this-&gt;authorization();</text:p>
      <text:p text:style-name="Preformatted_20_Text"><text:soft-page-break/><text:s text:c="8"/>$response = $this-&gt;get('api/report/hours/projec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customer_id' =&gt; ['required', 'integer'],</text:p>
      <text:p text:style-name="Preformatted_20_Text"><text:s text:c="12"/>'data.reports.*.customer_name' =&gt; ['required', 'string'],</text:p>
      <text:p text:style-name="Preformatted_20_Text"><text:s text:c="12"/>'data.reports.*.project_id' =&gt; ['required', 'integer'],</text:p>
      <text:p text:style-name="Preformatted_20_Text"><text:s text:c="12"/>'data.reports.*.project_name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<text:soft-page-break/>tests/Feature/Shedule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SheduleTest extends TestCase</text:p>
      <text:p text:style-name="Preformatted_20_Text">{</text:p>
      <text:p text:style-name="Preformatted_20_Text"><text:s text:c="4"/>public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official_validate()</text:p>
      <text:p text:style-name="Preformatted_20_Text"><text:s text:c="4"/>{</text:p>
      <text:p text:style-name="Preformatted_20_Text"><text:s text:c="8"/>$response = $this-&gt;get('api/shedule/official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days' =&gt; ['required', 'array'],</text:p>
      <text:p text:style-name="Preformatted_20_Text"><text:soft-page-break/><text:s text:c="12"/>'data.days.*.status' =&gt; ['required', 'string'],</text:p>
      <text:p text:style-name="Preformatted_20_Text"><text:s text:c="12"/>'data.days.*.info' =&gt; ['array'],</text:p>
      <text:p text:style-name="Preformatted_20_Text"><text:s text:c="12"/>'data.days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workers_validate()</text:p>
      <text:p text:style-name="Preformatted_20_Text"><text:s text:c="4"/>{</text:p>
      <text:p text:style-name="Preformatted_20_Text"><text:s text:c="8"/>$response = $this-&gt;get('api/shedule/worker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*' =&gt; ['required', 'array'],</text:p>
      <text:p text:style-name="Preformatted_20_Text"><text:s text:c="12"/>'data.*.days.*.status' =&gt; ['required', 'string'],</text:p>
      <text:p text:style-name="Preformatted_20_Text"><text:s text:c="12"/>'data.*.days.*.total_hours' =&gt; ['number'],</text:p>
      <text:p text:style-name="Preformatted_20_Text"><text:s text:c="12"/>'data.*.days.*.info' =&gt; ['array'],</text:p>
      <text:p text:style-name="Preformatted_20_Text"><text:s text:c="12"/>'data.*.days.*.info.*' =&gt; ['required', 'string'],</text:p>
      <text:p text:style-name="Preformatted_20_Text"><text:soft-page-break/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TestCase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App\Models\User;</text:p>
      <text:p text:style-name="Preformatted_20_Text">use Illuminate\Foundation\Testing\TestCase as BaseTestCase;</text:p>
      <text:p text:style-name="Preformatted_20_Text">use Laravel\Sanctum\Sanctum;</text:p>
      <text:p text:style-name="Preformatted_20_Text"/>
      <text:p text:style-name="Preformatted_20_Text">abstract class TestCase extends BaseTestCase</text:p>
      <text:p text:style-name="Preformatted_20_Text">{</text:p>
      <text:p text:style-name="Preformatted_20_Text"><text:s text:c="4"/>use CreatesApplication;</text:p>
      <text:p text:style-name="Preformatted_20_Text"/>
      <text:p text:style-name="Preformatted_20_Text"><text:s text:c="4"/>protected function authorization()</text:p>
      <text:p text:style-name="Preformatted_20_Text"><text:s text:c="4"/>{</text:p>
      <text:p text:style-name="Preformatted_20_Text"><text:s text:c="8"/>Sanctum::actingAs(</text:p>
      <text:p text:style-name="Preformatted_20_Text"><text:s text:c="12"/>User::firstWhere('nick', env('TEST_USER_NICK'))</text:p>
      <text:p text:style-name="Preformatted_20_Text"><text:s text:c="8"/>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А</text:p>
      </style:header>
      <loext:header-first>
        <text:p text:style-name="MP1"><text:tab/><text:tab/>Приложение А</text:p>
      </loext:header-first>
      <style:footer>
        <text:p text:style-name="MP2"><text:span text:style-name="MT1"><text:tab/><text:tab/></text:span><text:page-number text:select-page="current">169</text:page-number></text:p>
      </style:footer>
      <loext:footer-first>
        <text:p text:style-name="MP2"><text:span text:style-name="MT1"><text:tab/><text:tab/></text:span><text:page-number text:select-page="current">54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07T00:33:27.200585227</dc:date>
    <meta:editing-duration>PT15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16" meta:paragraph-count="3038" meta:word-count="6568" meta:character-count="80959" meta:non-whitespace-character-count="61539"/>
  </office:meta>
</office:document-meta>
</file>